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6.0689in"/>
    </style:style>
    <style:style style:name="co4" style:family="table-column">
      <style:table-column-properties fo:break-before="auto" style:column-width="1.4327in"/>
    </style:style>
    <style:style style:name="co5" style:family="table-column">
      <style:table-column-properties fo:break-before="auto" style:column-width="5.5264in"/>
    </style:style>
    <style:style style:name="co6" style:family="table-column">
      <style:table-column-properties fo:break-before="auto" style:column-width="1.61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256in"/>
    </style:style>
    <style:style style:name="co9" style:family="table-column">
      <style:table-column-properties fo:break-before="auto" style:column-width="1.1374in"/>
    </style:style>
    <style:style style:name="co10" style:family="table-column">
      <style:table-column-properties fo:break-before="auto" style:column-width="1.8134in"/>
    </style:style>
    <style:style style:name="co11" style:family="table-column">
      <style:table-column-properties fo:break-before="auto" style:column-width="1.9689in"/>
    </style:style>
    <style:style style:name="co12" style:family="table-column">
      <style:table-column-properties fo:break-before="auto" style:column-width="0.6634in"/>
    </style:style>
    <style:style style:name="co13" style:family="table-column">
      <style:table-column-properties fo:break-before="auto" style:column-width="1.6193in"/>
    </style:style>
    <style:style style:name="co14" style:family="table-column">
      <style:table-column-properties fo:break-before="auto" style:column-width="1.3665in"/>
    </style:style>
    <style:style style:name="co15" style:family="table-column">
      <style:table-column-properties fo:break-before="auto" style:column-width="1.0701in"/>
    </style:style>
    <style:style style:name="co16" style:family="table-column">
      <style:table-column-properties fo:break-before="auto" style:column-width="1.15in"/>
    </style:style>
    <style:style style:name="co17" style:family="table-column">
      <style:table-column-properties fo:break-before="auto" style:column-width="1.0429in"/>
    </style:style>
    <style:style style:name="co18" style:family="table-column">
      <style:table-column-properties fo:break-before="auto" style:column-width="0.9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 style:data-style-name="N130"/>
    <style:style style:name="ce11" style:family="table-cell" style:parent-style-name="Default" style:data-style-name="N81"/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ain li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5" office:value-type="string" calcext:value-type="string">
            <text:p>Strain Designation</text:p>
          </table:table-cell>
          <table:table-cell table:style-name="ce25" office:value-type="string" calcext:value-type="string">
            <text:p>Organism</text:p>
          </table:table-cell>
          <table:table-cell table:style-name="ce25" office:value-type="string" calcext:value-type="string">
            <text:p>Ancestral Strain</text:p>
          </table:table-cell>
          <table:table-cell table:style-name="ce25" office:value-type="string" calcext:value-type="string">
            <text:p>Genotype</text:p>
          </table:table-cell>
          <table:table-cell table:style-name="ce25" office:value-type="string" calcext:value-type="string">
            <text:p>Markers</text:p>
          </table:table-cell>
          <table:table-cell table:style-name="ce25" office:value-type="string" calcext:value-type="string">
            <text:p>Notes</text:p>
          </table:table-cell>
          <table:table-cell office:value-type="string" calcext:value-type="string">
            <text:p>Source of strain</text:p>
          </table:table-cell>
          <table:table-cell/>
        </table:table-row>
        <table:table-row table:style-name="ro1">
          <table:table-cell office:value-type="string" calcext:value-type="string">
            <text:p>JT101</text:p>
          </table:table-cell>
          <table:table-cell office:value-type="string" calcext:value-type="string">
            <text:p>V. cholerae El Tor</text:p>
          </table:table-cell>
          <table:table-cell office:value-type="string" calcext:value-type="string">
            <text:p>C6706str2 </text:p>
          </table:table-cell>
          <table:table-cell office:value-type="string" calcext:value-type="string">
            <text:p>Ptac-qstR</text:p>
          </table:table-cell>
          <table:table-cell office:value-type="string" calcext:value-type="string">
            <text:p>KanS, StrpR</text:p>
          </table:table-cell>
          <table:table-cell office:value-type="string" calcext:value-type="string">
            <text:p>Constitutive T6SS activity</text:p>
          </table:table-cell>
          <table:table-cell office:value-type="string" calcext:value-type="string">
            <text:p>10.1128/mbio.00422-22</text:p>
          </table:table-cell>
          <table:table-cell office:value-type="string" calcext:value-type="string">
            <text:p>Ng. et al 2022</text:p>
          </table:table-cell>
        </table:table-row>
        <table:table-row table:style-name="ro1">
          <table:table-cell office:value-type="string" calcext:value-type="string">
            <text:p>SN598</text:p>
          </table:table-cell>
          <table:table-cell office:value-type="string" calcext:value-type="string">
            <text:p>V. cholerae El Tor</text:p>
          </table:table-cell>
          <table:table-cell office:value-type="string" calcext:value-type="string">
            <text:p>C6706str2 </text:p>
          </table:table-cell>
          <table:table-cell office:value-type="string" calcext:value-type="string">
            <text:p>Ptac-qstR , T6SS large cluster promoter replaced with T4 terminator</text:p>
          </table:table-cell>
          <table:table-cell office:value-type="string" calcext:value-type="string">
            <text:p>KanS, StrpR</text:p>
          </table:table-cell>
          <table:table-cell office:value-type="string" calcext:value-type="string">
            <text:p>No measurable T6SS activity</text:p>
          </table:table-cell>
          <table:table-cell table:style-name="ce28" office:value-type="string" calcext:value-type="string">
            <text:p>10.1128/mBio.00654-17</text:p>
          </table:table-cell>
          <table:table-cell office:value-type="string" calcext:value-type="string">
            <text:p>Thomas et al 2017</text:p>
          </table:table-cell>
        </table:table-row>
        <table:table-row table:style-name="ro1">
          <table:table-cell office:value-type="string" calcext:value-type="string">
            <text:p>CZ0005</text:p>
          </table:table-cell>
          <table:table-cell office:value-type="string" calcext:value-type="string">
            <text:p>V. cholerae El Tor</text:p>
          </table:table-cell>
          <table:table-cell office:value-type="string" calcext:value-type="string">
            <text:p>C6706str2 </text:p>
          </table:table-cell>
          <table:table-cell office:value-type="string" calcext:value-type="string">
            <text:p>Ptac-qstR , Spec inserted into LacZ</text:p>
          </table:table-cell>
          <table:table-cell office:value-type="string" calcext:value-type="string">
            <text:p>KanS, StrpR, SpecR</text:p>
          </table:table-cell>
          <table:table-cell office:value-type="string" calcext:value-type="string">
            <text:p>Constitutive T6SS activity, white in a blue/white screen, resistant to Spectinomycin</text:p>
          </table:table-cell>
          <table:table-cell office:value-type="string" calcext:value-type="string">
            <text:p>This Study</text:p>
          </table:table-cell>
          <table:table-cell/>
        </table:table-row>
        <table:table-row table:style-name="ro1">
          <table:table-cell office:value-type="string" calcext:value-type="string">
            <text:p>CZ0006</text:p>
          </table:table-cell>
          <table:table-cell office:value-type="string" calcext:value-type="string">
            <text:p>V. cholerae El Tor</text:p>
          </table:table-cell>
          <table:table-cell office:value-type="string" calcext:value-type="string">
            <text:p>C6706str2 </text:p>
          </table:table-cell>
          <table:table-cell office:value-type="string" calcext:value-type="string">
            <text:p>Ptac-qstR , T6SS large cluster promoter replaced with T4 terminator, Spec inserted into LacZ </text:p>
          </table:table-cell>
          <table:table-cell office:value-type="string" calcext:value-type="string">
            <text:p>KanS, StrpR, SpecR</text:p>
          </table:table-cell>
          <table:table-cell office:value-type="string" calcext:value-type="string">
            <text:p>No measurable T6SS activity, white in a blue/white screen, resistant to Spectinomycin</text:p>
          </table:table-cell>
          <table:table-cell office:value-type="string" calcext:value-type="string">
            <text:p>This Study</text:p>
          </table:table-cell>
          <table:table-cell/>
        </table:table-row>
        <table:table-row table:style-name="ro1">
          <table:table-cell office:value-type="string" calcext:value-type="string">
            <text:p>PB501</text:p>
          </table:table-cell>
          <table:table-cell table:style-name="ce27" office:value-type="string" calcext:value-type="string">
            <text:p>E. coli</text:p>
          </table:table-cell>
          <table:table-cell office:value-type="string" calcext:value-type="string">
            <text:p>MG1655</text:p>
          </table:table-cell>
          <table:table-cell office:value-type="string" calcext:value-type="string">
            <text:p>araBAD::cat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Utilized as a target strain</text:p>
          </table:table-cell>
          <table:table-cell office:value-type="string" calcext:value-type="string">
            <text:p>10.1128/mbio.00422-22</text:p>
          </table:table-cell>
          <table:table-cell office:value-type="string" calcext:value-type="string">
            <text:p>Ng. et al 2022</text:p>
          </table:table-cell>
        </table:table-row>
      </table:table>
      <table:table table:name="Metabolic Cost Competition Experiment " table:style-name="ta1"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Quantity of bacteria counted on a plat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ay 0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9">
            <text:p>Mixture 1 (JT101 and CZ0006)</text:p>
          </table:table-cell>
          <table:table-cell table:style-name="ce22" office:value-type="float" office:value="231" calcext:value-type="float">
            <text:p>231</text:p>
          </table:table-cell>
          <table:table-cell table:style-name="ce22" office:value-type="float" office:value="439" calcext:value-type="float">
            <text:p>439</text:p>
          </table:table-cell>
          <table:table-cell table:style-name="ce22"/>
          <table:table-cell table:style-name="ce22" office:value-type="float" office:value="354" calcext:value-type="float">
            <text:p>354</text:p>
          </table:table-cell>
          <table:table-cell table:style-name="ce22" office:value-type="float" office:value="556" calcext:value-type="float">
            <text:p>556</text:p>
          </table:table-cell>
          <table:table-cell table:style-name="ce22"/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78" calcext:value-type="float">
            <text:p>78</text:p>
          </table:table-cell>
          <table:table-cell table:style-name="ce22"/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71" calcext:value-type="float">
            <text:p>71</text:p>
          </table:table-cell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15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236" calcext:value-type="float">
            <text:p>23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6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224" calcext:value-type="float">
            <text:p>22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6"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192" calcext:value-type="float">
            <text:p>192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6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186" calcext:value-type="float">
            <text:p>186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16"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248" calcext:value-type="float">
            <text:p>248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16"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332" calcext:value-type="float">
            <text:p>3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6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574" calcext:value-type="float">
            <text:p>574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16"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covered-table-cell table:style-name="ce9"/>
          <table:table-cell table:style-name="ce14" office:value-type="float" office:value="372" calcext:value-type="float">
            <text:p>372</text:p>
          </table:table-cell>
          <table:table-cell table:style-name="ce14" office:value-type="float" office:value="758" calcext:value-type="float">
            <text:p>758</text:p>
          </table:table-cell>
          <table:table-cell table:style-name="ce14"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8" office:value-type="float" office:value="95" calcext:value-type="float">
            <text:p>95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4" office:value-type="string" calcext:value-type="string" table:number-columns-spanned="1" table:number-rows-spanned="9">
            <text:p>Mixture 2 (SN598 and CZ0005)</text:p>
          </table:table-cell>
          <table:table-cell table:style-name="ce22" office:value-type="float" office:value="508" calcext:value-type="float">
            <text:p>508</text:p>
          </table:table-cell>
          <table:table-cell table:style-name="ce22" office:value-type="float" office:value="924" calcext:value-type="float">
            <text:p>924</text:p>
          </table:table-cell>
          <table:table-cell table:style-name="ce22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47" calcext:value-type="float">
            <text:p>47</text:p>
          </table:table-cell>
          <table:table-cell table:style-name="ce22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51" calcext:value-type="float">
            <text:p>51</text:p>
          </table:table-cell>
          <table:table-cell table:style-name="ce22"/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104" calcext:value-type="float">
            <text:p>104</text:p>
          </table:table-cell>
          <table:table-cell table:style-name="ce22"/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70" calcext:value-type="float">
            <text:p>70</text:p>
          </table:table-cell>
          <table:table-cell table:style-name="ce22"/>
          <table:table-cell table:style-name="ce22" office:value-type="float" office:value="94" calcext:value-type="float">
            <text:p>94</text:p>
          </table:table-cell>
          <table:table-cell table:style-name="ce15"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316" calcext:value-type="float">
            <text:p>316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16"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378" calcext:value-type="float">
            <text:p>378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16"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312" calcext:value-type="float">
            <text:p>312</text:p>
          </table:table-cell>
          <table:table-cell office:value-type="float" office:value="774" calcext:value-type="float">
            <text:p>774</text:p>
          </table:table-cell>
          <table:table-cell/>
          <table:table-cell table:number-columns-repeated="2" office:value-type="string" calcext:value-type="string">
            <text:p>CFU counting plate contaminated – original stock uncontaminate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16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362" calcext:value-type="float">
            <text:p>362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6"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458" calcext:value-type="float">
            <text:p>4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16"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380" calcext:value-type="float">
            <text:p>38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16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covered-table-cell table:style-name="ce20"/>
          <table:table-cell office:value-type="float" office:value="338" calcext:value-type="float">
            <text:p>338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16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covered-table-cell table:style-name="ce9"/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878" calcext:value-type="float">
            <text:p>878</text:p>
          </table:table-cell>
          <table:table-cell table:style-name="ce14"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05" calcext:value-type="float">
            <text:p>105</text:p>
          </table:table-cell>
          <table:table-cell table:style-name="ce18"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lution factor per day: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2"/>
          <table:table-cell table:style-name="ce11" table:formula="of:=1000000" office:value-type="float" office:value="1000000" calcext:value-type="float">
            <text:p>1.00E+06</text:p>
          </table:table-cell>
        </table:table-row>
        <table:table-row table:style-name="ro1">
          <table:table-cell table:number-columns-repeated="6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OTAL DILUTION FACTOR</text:p>
          </table:table-cell>
          <table:table-cell/>
          <table:table-cell office:value-type="string" calcext:value-type="string">
            <text:p>Total number of generation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PRODUCT([.26:.26])" office:value-type="float" office:value="3.125E+034" calcext:value-type="float">
            <text:p>3.125E+034</text:p>
          </table:table-cell>
          <table:table-cell/>
          <table:table-cell table:formula="of:=LOG([.C32];2)" office:value-type="float" office:value="114.589411415945" calcext:value-type="float">
            <text:p>114.589411415945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quantity of bacteria in solution (start of week)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quantity of bacteria in solution (end of week) </text:p>
          </table:table-cell>
          <table:covered-table-cell table:number-columns-repeated="2"/>
          <table:table-cell/>
          <table:table-cell office:value-type="string" calcext:value-type="string">
            <text:p>Malthusian – Blue (mBlue) </text:p>
          </table:table-cell>
          <table:table-cell office:value-type="string" calcext:value-type="string">
            <text:p>Malthusian – White (mWhite) </text:p>
          </table:table-cell>
          <table:table-cell/>
          <table:table-cell office:value-type="string" calcext:value-type="string">
            <text:p>mBlue/mWh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ole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ol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9">
            <text:p>Mixture 1</text:p>
          </table:table-cell>
          <table:table-cell table:formula="of:=[.C6]*100" office:value-type="float" office:value="23100" calcext:value-type="float">
            <text:p>23100</text:p>
          </table:table-cell>
          <table:table-cell table:formula="of:=[.E37]-[.C37]" office:value-type="float" office:value="20800" calcext:value-type="float">
            <text:p>20800</text:p>
          </table:table-cell>
          <table:table-cell table:formula="of:=[.D6]*100" office:value-type="float" office:value="43900" calcext:value-type="float">
            <text:p>43900</text:p>
          </table:table-cell>
          <table:table-cell table:number-columns-repeated="2"/>
          <table:table-cell table:formula="of:=[.R6]*[.$C$32]" office:value-type="float" office:value="1.75E+036" calcext:value-type="float">
            <text:p>1.75E+036</text:p>
          </table:table-cell>
          <table:table-cell table:formula="of:=[.J37]-[.H37]" office:value-type="float" office:value="2.5E+035" calcext:value-type="float">
            <text:p>2.5E+035</text:p>
          </table:table-cell>
          <table:table-cell table:formula="of:=[.S6]*[.$C$32]" office:value-type="float" office:value="2E+036" calcext:value-type="float">
            <text:p>2E+036</text:p>
          </table:table-cell>
          <table:table-cell/>
          <table:table-cell table:formula="of:=LN([.H37]/[.C37])/5" office:value-type="float" office:value="14.6810182478422" calcext:value-type="float">
            <text:p>14.6810182478422</text:p>
          </table:table-cell>
          <table:table-cell table:formula="of:=LN([.I37]/[.D37])/5" office:value-type="float" office:value="14.3128121441953" calcext:value-type="float">
            <text:p>14.3128121441953</text:p>
          </table:table-cell>
          <table:table-cell/>
          <table:table-cell table:formula="of:=[.L37]/[.M37]" office:value-type="float" office:value="1.02572562959239" calcext:value-type="float">
            <text:p>1.02572562959239</text:p>
          </table:table-cell>
          <table:table-cell/>
          <table:table-cell office:value-type="string" calcext:value-type="string">
            <text:p>average </text:p>
          </table:table-cell>
          <table:table-cell/>
          <table:table-cell office:value-type="string" calcext:value-type="string">
            <text:p>difference in averages </text:p>
          </table:table-cell>
          <table:table-cell/>
        </table:table-row>
        <table:table-row table:style-name="ro1">
          <table:table-cell/>
          <table:covered-table-cell/>
          <table:table-cell table:formula="of:=[.C7]*100" office:value-type="float" office:value="23600" calcext:value-type="float">
            <text:p>23600</text:p>
          </table:table-cell>
          <table:table-cell table:formula="of:=[.E38]-[.C38]" office:value-type="float" office:value="22000" calcext:value-type="float">
            <text:p>22000</text:p>
          </table:table-cell>
          <table:table-cell table:formula="of:=[.D7]*100" office:value-type="float" office:value="45600" calcext:value-type="float">
            <text:p>45600</text:p>
          </table:table-cell>
          <table:table-cell table:number-columns-repeated="2"/>
          <table:table-cell table:formula="of:=[.R7]*[.$C$32]" office:value-type="float" office:value="1.65625E+036" calcext:value-type="float">
            <text:p>1.65625E+036</text:p>
          </table:table-cell>
          <table:table-cell table:formula="of:=[.J38]-[.H38]" office:value-type="float" office:value="2.1875E+035" calcext:value-type="float">
            <text:p>2.1875E+035</text:p>
          </table:table-cell>
          <table:table-cell table:formula="of:=[.S7]*[.$C$32]" office:value-type="float" office:value="1.875E+036" calcext:value-type="float">
            <text:p>1.875E+036</text:p>
          </table:table-cell>
          <table:table-cell/>
          <table:table-cell table:formula="of:=LN([.H38]/[.C38])/5" office:value-type="float" office:value="14.6657234735049" calcext:value-type="float">
            <text:p>14.6657234735049</text:p>
          </table:table-cell>
          <table:table-cell table:formula="of:=LN([.I38]/[.D38])/5" office:value-type="float" office:value="14.2748879723402" calcext:value-type="float">
            <text:p>14.2748879723402</text:p>
          </table:table-cell>
          <table:table-cell/>
          <table:table-cell table:formula="of:=[.L38]/[.M38]" office:value-type="float" office:value="1.0273792342134" calcext:value-type="float">
            <text:p>1.0273792342134</text:p>
          </table:table-cell>
          <table:table-cell/>
          <table:table-cell table:formula="of:=AVERAGE([.O37:.O45])" office:value-type="float" office:value="1.02845553778326" calcext:value-type="float">
            <text:p>1.02845553778326</text:p>
          </table:table-cell>
          <table:table-cell/>
          <table:table-cell table:formula="of:= [.Q49]-[.Q38]" office:value-type="float" office:value="0.000248692310057752" calcext:value-type="float">
            <text:p>0.000248692310057752</text:p>
          </table:table-cell>
          <table:table-cell/>
        </table:table-row>
        <table:table-row table:style-name="ro1">
          <table:table-cell/>
          <table:covered-table-cell/>
          <table:table-cell table:formula="of:=[.C8]*100" office:value-type="float" office:value="22400" calcext:value-type="float">
            <text:p>22400</text:p>
          </table:table-cell>
          <table:table-cell table:formula="of:=[.E39]-[.C39]" office:value-type="float" office:value="18800" calcext:value-type="float">
            <text:p>18800</text:p>
          </table:table-cell>
          <table:table-cell table:formula="of:=[.D8]*100" office:value-type="float" office:value="41200" calcext:value-type="float">
            <text:p>41200</text:p>
          </table:table-cell>
          <table:table-cell table:number-columns-repeated="2"/>
          <table:table-cell table:formula="of:=[.R8]*[.$C$32]" office:value-type="float" office:value="2E+036" calcext:value-type="float">
            <text:p>2E+036</text:p>
          </table:table-cell>
          <table:table-cell table:formula="of:=[.J39]-[.H39]" office:value-type="float" office:value="2.1875E+035" calcext:value-type="float">
            <text:p>2.1875E+035</text:p>
          </table:table-cell>
          <table:table-cell table:formula="of:=[.S8]*[.$C$32]" office:value-type="float" office:value="2.21875E+036" calcext:value-type="float">
            <text:p>2.21875E+036</text:p>
          </table:table-cell>
          <table:table-cell/>
          <table:table-cell table:formula="of:=LN([.H39]/[.C39])/5" office:value-type="float" office:value="14.7138788581005" calcext:value-type="float">
            <text:p>14.7138788581005</text:p>
          </table:table-cell>
          <table:table-cell table:formula="of:=LN([.I39]/[.D39])/5" office:value-type="float" office:value="14.3063250890446" calcext:value-type="float">
            <text:p>14.3063250890446</text:p>
          </table:table-cell>
          <table:table-cell/>
          <table:table-cell table:formula="of:=[.L39]/[.M39]" office:value-type="float" office:value="1.02848766308043" calcext:value-type="float">
            <text:p>1.02848766308043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formula="of:=[.C9]*100" office:value-type="float" office:value="19200" calcext:value-type="float">
            <text:p>19200</text:p>
          </table:table-cell>
          <table:table-cell table:formula="of:=[.E40]-[.C40]" office:value-type="float" office:value="19600" calcext:value-type="float">
            <text:p>19600</text:p>
          </table:table-cell>
          <table:table-cell table:formula="of:=[.D9]*100" office:value-type="float" office:value="38800" calcext:value-type="float">
            <text:p>38800</text:p>
          </table:table-cell>
          <table:table-cell table:number-columns-repeated="2"/>
          <table:table-cell table:formula="of:=[.R9]*[.$C$32]" office:value-type="float" office:value="2.0625E+036" calcext:value-type="float">
            <text:p>2.0625E+036</text:p>
          </table:table-cell>
          <table:table-cell table:formula="of:=[.J40]-[.H40]" office:value-type="float" office:value="2.8125E+035" calcext:value-type="float">
            <text:p>2.8125E+035</text:p>
          </table:table-cell>
          <table:table-cell table:formula="of:=[.S9]*[.$C$32]" office:value-type="float" office:value="2.34375E+036" calcext:value-type="float">
            <text:p>2.34375E+036</text:p>
          </table:table-cell>
          <table:table-cell/>
          <table:table-cell table:formula="of:=LN([.H40]/[.C40])/5" office:value-type="float" office:value="14.7508633257993" calcext:value-type="float">
            <text:p>14.7508633257993</text:p>
          </table:table-cell>
          <table:table-cell table:formula="of:=LN([.I40]/[.D40])/5" office:value-type="float" office:value="14.3482534354207" calcext:value-type="float">
            <text:p>14.3482534354207</text:p>
          </table:table-cell>
          <table:table-cell/>
          <table:table-cell table:formula="of:=[.L40]/[.M40]" office:value-type="float" office:value="1.02805985356968" calcext:value-type="float">
            <text:p>1.02805985356968</text:p>
          </table:table-cell>
          <table:table-cell/>
          <table:table-cell office:value-type="string" calcext:value-type="string">
            <text:p>standard deviation</text:p>
          </table:table-cell>
          <table:table-cell/>
          <table:table-cell office:value-type="string" calcext:value-type="string">
            <text:p>degrees of freedom</text:p>
          </table:table-cell>
          <table:table-cell/>
        </table:table-row>
        <table:table-row table:style-name="ro1">
          <table:table-cell/>
          <table:covered-table-cell/>
          <table:table-cell table:formula="of:=[.C10]*100" office:value-type="float" office:value="18600" calcext:value-type="float">
            <text:p>18600</text:p>
          </table:table-cell>
          <table:table-cell table:formula="of:=[.E41]-[.C41]" office:value-type="float" office:value="17200" calcext:value-type="float">
            <text:p>17200</text:p>
          </table:table-cell>
          <table:table-cell table:formula="of:=[.D10]*100" office:value-type="float" office:value="35800" calcext:value-type="float">
            <text:p>35800</text:p>
          </table:table-cell>
          <table:table-cell table:number-columns-repeated="2"/>
          <table:table-cell table:formula="of:=[.R10]*[.$C$32]" office:value-type="float" office:value="2.21875E+036" calcext:value-type="float">
            <text:p>2.21875E+036</text:p>
          </table:table-cell>
          <table:table-cell table:formula="of:=[.J41]-[.H41]" office:value-type="float" office:value="3.125E+035" calcext:value-type="float">
            <text:p>3.125E+035</text:p>
          </table:table-cell>
          <table:table-cell table:formula="of:=[.S10]*[.$C$32]" office:value-type="float" office:value="2.53125E+036" calcext:value-type="float">
            <text:p>2.53125E+036</text:p>
          </table:table-cell>
          <table:table-cell/>
          <table:table-cell table:formula="of:=LN([.H41]/[.C41])/5" office:value-type="float" office:value="14.7718180924652" calcext:value-type="float">
            <text:p>14.7718180924652</text:p>
          </table:table-cell>
          <table:table-cell table:formula="of:=LN([.I41]/[.D41])/5" office:value-type="float" office:value="14.3954495750357" calcext:value-type="float">
            <text:p>14.3954495750357</text:p>
          </table:table-cell>
          <table:table-cell/>
          <table:table-cell table:formula="of:=[.L41]/[.M41]" office:value-type="float" office:value="1.02614496445336" calcext:value-type="float">
            <text:p>1.02614496445336</text:p>
          </table:table-cell>
          <table:table-cell/>
          <table:table-cell table:formula="of:=STDEV([.O37:.O45])" office:value-type="float" office:value="0.00413428062976378" calcext:value-type="float">
            <text:p>0.00413428062976378</text:p>
          </table:table-cell>
          <table:table-cell/>
          <table:table-cell table:formula="of:=SUM([.Q44];[.Q55])-2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covered-table-cell/>
          <table:table-cell table:formula="of:=[.C11]*100" office:value-type="float" office:value="24800" calcext:value-type="float">
            <text:p>24800</text:p>
          </table:table-cell>
          <table:table-cell table:formula="of:=[.E42]-[.C42]" office:value-type="float" office:value="23400" calcext:value-type="float">
            <text:p>23400</text:p>
          </table:table-cell>
          <table:table-cell table:formula="of:=[.D11]*100" office:value-type="float" office:value="48200" calcext:value-type="float">
            <text:p>48200</text:p>
          </table:table-cell>
          <table:table-cell table:number-columns-repeated="2"/>
          <table:table-cell table:formula="of:=[.R11]*[.$C$32]" office:value-type="float" office:value="1.46875E+036" calcext:value-type="float">
            <text:p>1.46875E+036</text:p>
          </table:table-cell>
          <table:table-cell table:formula="of:=[.J42]-[.H42]" office:value-type="float" office:value="2.1875E+035" calcext:value-type="float">
            <text:p>2.1875E+035</text:p>
          </table:table-cell>
          <table:table-cell table:formula="of:=[.S11]*[.$C$32]" office:value-type="float" office:value="1.6875E+036" calcext:value-type="float">
            <text:p>1.6875E+036</text:p>
          </table:table-cell>
          <table:table-cell/>
          <table:table-cell table:formula="of:=LN([.H42]/[.C42])/5" office:value-type="float" office:value="14.6317752229086" calcext:value-type="float">
            <text:p>14.6317752229086</text:p>
          </table:table-cell>
          <table:table-cell table:formula="of:=LN([.I42]/[.D42])/5" office:value-type="float" office:value="14.2625492585391" calcext:value-type="float">
            <text:p>14.2625492585391</text:p>
          </table:table-cell>
          <table:table-cell/>
          <table:table-cell table:formula="of:=[.L42]/[.M42]" office:value-type="float" office:value="1.02588779591057" calcext:value-type="float">
            <text:p>1.0258877959105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formula="of:=[.C12]*100" office:value-type="float" office:value="33200" calcext:value-type="float">
            <text:p>33200</text:p>
          </table:table-cell>
          <table:table-cell table:formula="of:=[.E43]-[.C43]" office:value-type="float" office:value="37000" calcext:value-type="float">
            <text:p>37000</text:p>
          </table:table-cell>
          <table:table-cell table:formula="of:=[.D12]*100" office:value-type="float" office:value="70200" calcext:value-type="float">
            <text:p>70200</text:p>
          </table:table-cell>
          <table:table-cell table:number-columns-repeated="2"/>
          <table:table-cell table:formula="of:=[.R12]*[.$C$32]" office:value-type="float" office:value="2.84375E+036" calcext:value-type="float">
            <text:p>2.84375E+036</text:p>
          </table:table-cell>
          <table:table-cell table:formula="of:=[.J43]-[.H43]" office:value-type="float" office:value="2.8125E+035" calcext:value-type="float">
            <text:p>2.8125E+035</text:p>
          </table:table-cell>
          <table:table-cell table:formula="of:=[.S12]*[.$C$32]" office:value-type="float" office:value="3.125E+036" calcext:value-type="float">
            <text:p>3.125E+036</text:p>
          </table:table-cell>
          <table:table-cell/>
          <table:table-cell table:formula="of:=LN([.H43]/[.C43])/5" office:value-type="float" office:value="14.7055763593196" calcext:value-type="float">
            <text:p>14.7055763593196</text:p>
          </table:table-cell>
          <table:table-cell table:formula="of:=LN([.I43]/[.D43])/5" office:value-type="float" office:value="14.2211757661392" calcext:value-type="float">
            <text:p>14.2211757661392</text:p>
          </table:table-cell>
          <table:table-cell/>
          <table:table-cell table:formula="of:=[.L43]/[.M43]" office:value-type="float" office:value="1.0340619229483" calcext:value-type="float">
            <text:p>1.0340619229483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95% t statistic</text:p>
          </table:table-cell>
          <table:table-cell/>
        </table:table-row>
        <table:table-row table:style-name="ro1">
          <table:table-cell/>
          <table:covered-table-cell/>
          <table:table-cell table:formula="of:=[.C13]*100" office:value-type="float" office:value="57400" calcext:value-type="float">
            <text:p>57400</text:p>
          </table:table-cell>
          <table:table-cell table:formula="of:=[.E44]-[.C44]" office:value-type="float" office:value="53000" calcext:value-type="float">
            <text:p>53000</text:p>
          </table:table-cell>
          <table:table-cell table:formula="of:=[.D13]*100" office:value-type="float" office:value="110400" calcext:value-type="float">
            <text:p>110400</text:p>
          </table:table-cell>
          <table:table-cell table:number-columns-repeated="2"/>
          <table:table-cell table:formula="of:=[.R13]*[.$C$32]" office:value-type="float" office:value="3.09375E+036" calcext:value-type="float">
            <text:p>3.09375E+036</text:p>
          </table:table-cell>
          <table:table-cell table:formula="of:=[.J44]-[.H44]" office:value-type="float" office:value="2.1875E+035" calcext:value-type="float">
            <text:p>2.1875E+035</text:p>
          </table:table-cell>
          <table:table-cell table:formula="of:=[.S13]*[.$C$32]" office:value-type="float" office:value="3.3125E+036" calcext:value-type="float">
            <text:p>3.3125E+036</text:p>
          </table:table-cell>
          <table:table-cell/>
          <table:table-cell table:formula="of:=LN([.H44]/[.C44])/5" office:value-type="float" office:value="14.6129295425626" calcext:value-type="float">
            <text:p>14.6129295425626</text:p>
          </table:table-cell>
          <table:table-cell table:formula="of:=LN([.I44]/[.D44])/5" office:value-type="float" office:value="14.0990380803014" calcext:value-type="float">
            <text:p>14.0990380803014</text:p>
          </table:table-cell>
          <table:table-cell/>
          <table:table-cell table:formula="of:=[.L44]/[.M44]" office:value-type="float" office:value="1.0364486895726" calcext:value-type="float">
            <text:p>1.0364486895726</text:p>
          </table:table-cell>
          <table:table-cell/>
          <table:table-cell table:formula="of:= COUNT([.O37:.O45])" office:value-type="float" office:value="9" calcext:value-type="float">
            <text:p>9</text:p>
          </table:table-cell>
          <table:table-cell/>
          <table:table-cell table:style-name="ce2" office:value-type="float" office:value="2.12" calcext:value-type="float">
            <text:p>2.120</text:p>
          </table:table-cell>
          <table:table-cell/>
        </table:table-row>
        <table:table-row table:style-name="ro1">
          <table:table-cell/>
          <table:covered-table-cell/>
          <table:table-cell table:formula="of:=[.C14]*100" office:value-type="float" office:value="37200" calcext:value-type="float">
            <text:p>37200</text:p>
          </table:table-cell>
          <table:table-cell table:formula="of:=[.E45]-[.C45]" office:value-type="float" office:value="38600" calcext:value-type="float">
            <text:p>38600</text:p>
          </table:table-cell>
          <table:table-cell table:formula="of:=[.D14]*100" office:value-type="float" office:value="75800" calcext:value-type="float">
            <text:p>75800</text:p>
          </table:table-cell>
          <table:table-cell table:number-columns-repeated="2"/>
          <table:table-cell table:formula="of:=[.R14]*[.$C$32]" office:value-type="float" office:value="2.5E+036" calcext:value-type="float">
            <text:p>2.5E+036</text:p>
          </table:table-cell>
          <table:table-cell table:formula="of:=[.J45]-[.H45]" office:value-type="float" office:value="4.6875E+035" calcext:value-type="float">
            <text:p>4.6875E+035</text:p>
          </table:table-cell>
          <table:table-cell table:formula="of:=[.S14]*[.$C$32]" office:value-type="float" office:value="2.96875E+036" calcext:value-type="float">
            <text:p>2.96875E+036</text:p>
          </table:table-cell>
          <table:table-cell/>
          <table:table-cell table:formula="of:=LN([.H45]/[.C45])/5" office:value-type="float" office:value="14.6570580078797" calcext:value-type="float">
            <text:p>14.6570580078797</text:p>
          </table:table-cell>
          <table:table-cell table:formula="of:=LN([.I45]/[.D45])/5" office:value-type="float" office:value="14.314874018127" calcext:value-type="float">
            <text:p>14.314874018127</text:p>
          </table:table-cell>
          <table:table-cell/>
          <table:table-cell table:formula="of:=[.L45]/[.M45]" office:value-type="float" office:value="1.02390408670865" calcext:value-type="float">
            <text:p>1.02390408670865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pooled standard deviation</text:p>
          </table:table-cell>
          <table:table-cell/>
        </table:table-row>
        <table:table-row table:style-name="ro1">
          <table:table-cell table:number-columns-repeated="18"/>
          <table:table-cell table:formula="of:=SQRT((([.Q44]-1)*[.Q41]^2 +([.Q55]-1)*[.Q52]^2)/([.S41]))" office:value-type="float" office:value="0.00450347741205343" calcext:value-type="float">
            <text:p>0.0045034774120534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9">
            <text:p>Mixture 2</text:p>
          </table:table-cell>
          <table:table-cell table:formula="of:=[.C17]*100" office:value-type="float" office:value="50800" calcext:value-type="float">
            <text:p>50800</text:p>
          </table:table-cell>
          <table:table-cell table:formula="of:=[.E48]-[.C48]" office:value-type="float" office:value="41600" calcext:value-type="float">
            <text:p>41600</text:p>
          </table:table-cell>
          <table:table-cell table:formula="of:=[.D17]*100" office:value-type="float" office:value="92400" calcext:value-type="float">
            <text:p>92400</text:p>
          </table:table-cell>
          <table:table-cell table:number-columns-repeated="2"/>
          <table:table-cell table:formula="of:=[.R17]*[.$C$32]" office:value-type="float" office:value="2.9375E+036" calcext:value-type="float">
            <text:p>2.9375E+036</text:p>
          </table:table-cell>
          <table:table-cell table:formula="of:=[.J48]-[.H48]" office:value-type="float" office:value="3.75E+035" calcext:value-type="float">
            <text:p>3.75E+035</text:p>
          </table:table-cell>
          <table:table-cell table:formula="of:=[.S17]*[.$C$32]" office:value-type="float" office:value="3.3125E+036" calcext:value-type="float">
            <text:p>3.3125E+036</text:p>
          </table:table-cell>
          <table:table-cell/>
          <table:table-cell table:formula="of:=LN([.H48]/[.C48])/5" office:value-type="float" office:value="14.6269941187379" calcext:value-type="float">
            <text:p>14.6269941187379</text:p>
          </table:table-cell>
          <table:table-cell table:formula="of:=LN([.I48]/[.D48])/5" office:value-type="float" office:value="14.2552757297049" calcext:value-type="float">
            <text:p>14.2552757297049</text:p>
          </table:table-cell>
          <table:table-cell/>
          <table:table-cell table:formula="of:=[.L48]/[.M48]" office:value-type="float" office:value="1.02607584701139" calcext:value-type="float">
            <text:p>1.02607584701139</text:p>
          </table:table-cell>
          <table:table-cell/>
          <table:table-cell office:value-type="string" calcext:value-type="string">
            <text:p>average 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formula="of:=[.C18]*100" office:value-type="float" office:value="31600" calcext:value-type="float">
            <text:p>31600</text:p>
          </table:table-cell>
          <table:table-cell table:formula="of:=[.E49]-[.C49]" office:value-type="float" office:value="33000" calcext:value-type="float">
            <text:p>33000</text:p>
          </table:table-cell>
          <table:table-cell table:formula="of:=[.D18]*100" office:value-type="float" office:value="64600" calcext:value-type="float">
            <text:p>64600</text:p>
          </table:table-cell>
          <table:table-cell table:number-columns-repeated="2"/>
          <table:table-cell table:formula="of:=[.R18]*[.$C$32]" office:value-type="float" office:value="2.21875E+036" calcext:value-type="float">
            <text:p>2.21875E+036</text:p>
          </table:table-cell>
          <table:table-cell table:formula="of:=[.J49]-[.H49]" office:value-type="float" office:value="6.5625E+035" calcext:value-type="float">
            <text:p>6.5625E+035</text:p>
          </table:table-cell>
          <table:table-cell table:formula="of:=[.S18]*[.$C$32]" office:value-type="float" office:value="2.875E+036" calcext:value-type="float">
            <text:p>2.875E+036</text:p>
          </table:table-cell>
          <table:table-cell/>
          <table:table-cell table:formula="of:=LN([.H49]/[.C49])/5" office:value-type="float" office:value="14.6658189844904" calcext:value-type="float">
            <text:p>14.6658189844904</text:p>
          </table:table-cell>
          <table:table-cell table:formula="of:=LN([.I49]/[.D49])/5" office:value-type="float" office:value="14.4135174084521" calcext:value-type="float">
            <text:p>14.4135174084521</text:p>
          </table:table-cell>
          <table:table-cell/>
          <table:table-cell table:formula="of:=[.L49]/[.M49]" office:value-type="float" office:value="1.01750451113969" calcext:value-type="float">
            <text:p>1.01750451113969</text:p>
          </table:table-cell>
          <table:table-cell/>
          <table:table-cell table:formula="of:=AVERAGE([.O48:.O56])" office:value-type="float" office:value="1.02870423009332" calcext:value-type="float">
            <text:p>1.02870423009332</text:p>
          </table:table-cell>
          <table:table-cell/>
          <table:table-cell office:value-type="string" calcext:value-type="string">
            <text:p>95% confidence range</text:p>
          </table:table-cell>
          <table:table-cell/>
        </table:table-row>
        <table:table-row table:style-name="ro1">
          <table:table-cell/>
          <table:covered-table-cell/>
          <table:table-cell table:formula="of:=[.C19]*100" office:value-type="float" office:value="37800" calcext:value-type="float">
            <text:p>37800</text:p>
          </table:table-cell>
          <table:table-cell table:formula="of:=[.E50]-[.C50]" office:value-type="float" office:value="42600" calcext:value-type="float">
            <text:p>42600</text:p>
          </table:table-cell>
          <table:table-cell table:formula="of:=[.D19]*100" office:value-type="float" office:value="80400" calcext:value-type="float">
            <text:p>80400</text:p>
          </table:table-cell>
          <table:table-cell table:number-columns-repeated="2"/>
          <table:table-cell table:formula="of:=[.R19]*[.$C$32]" office:value-type="float" office:value="2.6875E+036" calcext:value-type="float">
            <text:p>2.6875E+036</text:p>
          </table:table-cell>
          <table:table-cell table:formula="of:=[.J50]-[.H50]" office:value-type="float" office:value="3.75E+035" calcext:value-type="float">
            <text:p>3.75E+035</text:p>
          </table:table-cell>
          <table:table-cell table:formula="of:=[.S19]*[.$C$32]" office:value-type="float" office:value="3.0625E+036" calcext:value-type="float">
            <text:p>3.0625E+036</text:p>
          </table:table-cell>
          <table:table-cell/>
          <table:table-cell table:formula="of:=LN([.H50]/[.C50])/5" office:value-type="float" office:value="14.6683220719264" calcext:value-type="float">
            <text:p>14.6683220719264</text:p>
          </table:table-cell>
          <table:table-cell table:formula="of:=LN([.I50]/[.D50])/5" office:value-type="float" office:value="14.2505249125033" calcext:value-type="float">
            <text:p>14.2505249125033</text:p>
          </table:table-cell>
          <table:table-cell/>
          <table:table-cell table:formula="of:=[.L50]/[.M50]" office:value-type="float" office:value="1.02931801894936" calcext:value-type="float">
            <text:p>1.02931801894936</text:p>
          </table:table-cell>
          <table:table-cell table:number-columns-repeated="3"/>
          <table:table-cell table:formula="of:=[.S44]*[.S47]*SQRT((1/[.Q44])+(1/[.Q55]))" office:value-type="float" office:value="0.00450067437600324" calcext:value-type="float">
            <text:p>0.00450067437600324</text:p>
          </table:table-cell>
          <table:table-cell/>
        </table:table-row>
        <table:table-row table:style-name="ro1">
          <table:table-cell/>
          <table:covered-table-cell/>
          <table:table-cell table:formula="of:=[.C20]*100" office:value-type="float" office:value="31200" calcext:value-type="float">
            <text:p>31200</text:p>
          </table:table-cell>
          <table:table-cell table:formula="of:=[.E51]-[.C51]" office:value-type="float" office:value="46200" calcext:value-type="float">
            <text:p>46200</text:p>
          </table:table-cell>
          <table:table-cell table:formula="of:=[.D20]*100" office:value-type="float" office:value="77400" calcext:value-type="float">
            <text:p>77400</text:p>
          </table:table-cell>
          <table:table-cell table:number-columns-repeated="2"/>
          <table:table-cell table:formula="of:=[.R20]*[.$C$32]" office:value-type="float" office:value="2.4375E+036" calcext:value-type="float">
            <text:p>2.4375E+036</text:p>
          </table:table-cell>
          <table:table-cell table:formula="of:=[.J51]-[.H51]" office:value-type="float" office:value="5E+035" calcext:value-type="float">
            <text:p>5E+035</text:p>
          </table:table-cell>
          <table:table-cell table:formula="of:=[.S20]*[.$C$32]" office:value-type="float" office:value="2.9375E+036" calcext:value-type="float">
            <text:p>2.9375E+036</text:p>
          </table:table-cell>
          <table:table-cell/>
          <table:table-cell table:formula="of:=LN([.H51]/[.C51])/5" office:value-type="float" office:value="14.6871725795756" calcext:value-type="float">
            <text:p>14.6871725795756</text:p>
          </table:table-cell>
          <table:table-cell table:formula="of:=LN([.I51]/[.D51])/5" office:value-type="float" office:value="14.2918362180312" calcext:value-type="float">
            <text:p>14.2918362180312</text:p>
          </table:table-cell>
          <table:table-cell/>
          <table:table-cell table:formula="of:=[.L51]/[.M51]" office:value-type="float" office:value="1.02766169129798" calcext:value-type="float">
            <text:p>1.02766169129798</text:p>
          </table:table-cell>
          <table:table-cell/>
          <table:table-cell office:value-type="string" calcext:value-type="string">
            <text:p>standard deviation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formula="of:=[.C21]*100" office:value-type="float" office:value="36200" calcext:value-type="float">
            <text:p>36200</text:p>
          </table:table-cell>
          <table:table-cell table:formula="of:=[.E52]-[.C52]" office:value-type="float" office:value="36800" calcext:value-type="float">
            <text:p>36800</text:p>
          </table:table-cell>
          <table:table-cell table:formula="of:=[.D21]*100" office:value-type="float" office:value="73000" calcext:value-type="float">
            <text:p>73000</text:p>
          </table:table-cell>
          <table:table-cell table:number-columns-repeated="2"/>
          <table:table-cell table:formula="of:=[.R21]*[.$C$32]" office:value-type="float" office:value="3.125E+036" calcext:value-type="float">
            <text:p>3.125E+036</text:p>
          </table:table-cell>
          <table:table-cell table:formula="of:=[.J52]-[.H52]" office:value-type="float" office:value="4.0625E+035" calcext:value-type="float">
            <text:p>4.0625E+035</text:p>
          </table:table-cell>
          <table:table-cell table:formula="of:=[.S21]*[.$C$32]" office:value-type="float" office:value="3.53125E+036" calcext:value-type="float">
            <text:p>3.53125E+036</text:p>
          </table:table-cell>
          <table:table-cell/>
          <table:table-cell table:formula="of:=LN([.H52]/[.C52])/5" office:value-type="float" office:value="14.707136646632" calcext:value-type="float">
            <text:p>14.707136646632</text:p>
          </table:table-cell>
          <table:table-cell table:formula="of:=LN([.I52]/[.D52])/5" office:value-type="float" office:value="14.2958047356581" calcext:value-type="float">
            <text:p>14.2958047356581</text:p>
          </table:table-cell>
          <table:table-cell/>
          <table:table-cell table:formula="of:=[.L52]/[.M52]" office:value-type="float" office:value="1.02877291055522" calcext:value-type="float">
            <text:p>1.02877291055522</text:p>
          </table:table-cell>
          <table:table-cell/>
          <table:table-cell table:formula="of:=STDEV([.O48:.O56])" office:value-type="float" office:value="0.00484461982782044" calcext:value-type="float">
            <text:p>0.00484461982782044</text:p>
          </table:table-cell>
          <table:table-cell/>
          <table:table-cell office:value-type="string" calcext:value-type="string">
            <text:p>bottom of ci</text:p>
          </table:table-cell>
          <table:table-cell/>
        </table:table-row>
        <table:table-row table:style-name="ro1">
          <table:table-cell/>
          <table:covered-table-cell/>
          <table:table-cell table:formula="of:=[.C22]*100" office:value-type="float" office:value="45800" calcext:value-type="float">
            <text:p>45800</text:p>
          </table:table-cell>
          <table:table-cell table:formula="of:=[.E53]-[.C53]" office:value-type="float" office:value="51600" calcext:value-type="float">
            <text:p>51600</text:p>
          </table:table-cell>
          <table:table-cell table:formula="of:=[.D22]*100" office:value-type="float" office:value="97400" calcext:value-type="float">
            <text:p>97400</text:p>
          </table:table-cell>
          <table:table-cell table:number-columns-repeated="2"/>
          <table:table-cell table:formula="of:=[.R22]*[.$C$32]" office:value-type="float" office:value="2.84375E+036" calcext:value-type="float">
            <text:p>2.84375E+036</text:p>
          </table:table-cell>
          <table:table-cell table:formula="of:=[.J53]-[.H53]" office:value-type="float" office:value="3.125E+035" calcext:value-type="float">
            <text:p>3.125E+035</text:p>
          </table:table-cell>
          <table:table-cell table:formula="of:=[.S22]*[.$C$32]" office:value-type="float" office:value="3.15625E+036" calcext:value-type="float">
            <text:p>3.15625E+036</text:p>
          </table:table-cell>
          <table:table-cell/>
          <table:table-cell table:formula="of:=LN([.H53]/[.C53])/5" office:value-type="float" office:value="14.6412295162801" calcext:value-type="float">
            <text:p>14.6412295162801</text:p>
          </table:table-cell>
          <table:table-cell table:formula="of:=LN([.I53]/[.D53])/5" office:value-type="float" office:value="14.1757271173021" calcext:value-type="float">
            <text:p>14.1757271173021</text:p>
          </table:table-cell>
          <table:table-cell/>
          <table:table-cell table:formula="of:=[.L53]/[.M53]" office:value-type="float" office:value="1.03283799096343" calcext:value-type="float">
            <text:p>1.03283799096343</text:p>
          </table:table-cell>
          <table:table-cell table:number-columns-repeated="3"/>
          <table:table-cell table:formula="of:=[.S38]-[.S50]" office:value-type="float" office:value="-0.00425198206594549" calcext:value-type="float">
            <text:p>-0.00425198206594549</text:p>
          </table:table-cell>
          <table:table-cell/>
        </table:table-row>
        <table:table-row table:style-name="ro1">
          <table:table-cell/>
          <table:covered-table-cell/>
          <table:table-cell table:formula="of:=[.C23]*100" office:value-type="float" office:value="38000" calcext:value-type="float">
            <text:p>38000</text:p>
          </table:table-cell>
          <table:table-cell table:formula="of:=[.E54]-[.C54]" office:value-type="float" office:value="38400" calcext:value-type="float">
            <text:p>38400</text:p>
          </table:table-cell>
          <table:table-cell table:formula="of:=[.D23]*100" office:value-type="float" office:value="76400" calcext:value-type="float">
            <text:p>76400</text:p>
          </table:table-cell>
          <table:table-cell table:number-columns-repeated="2"/>
          <table:table-cell table:formula="of:=[.R23]*[.$C$32]" office:value-type="float" office:value="2.96875E+036" calcext:value-type="float">
            <text:p>2.96875E+036</text:p>
          </table:table-cell>
          <table:table-cell table:formula="of:=[.J54]-[.H54]" office:value-type="float" office:value="2.8125E+035" calcext:value-type="float">
            <text:p>2.8125E+035</text:p>
          </table:table-cell>
          <table:table-cell table:formula="of:=[.S23]*[.$C$32]" office:value-type="float" office:value="3.25E+036" calcext:value-type="float">
            <text:p>3.25E+036</text:p>
          </table:table-cell>
          <table:table-cell/>
          <table:table-cell table:formula="of:=LN([.H54]/[.C54])/5" office:value-type="float" office:value="14.6871725795756" calcext:value-type="float">
            <text:p>14.6871725795756</text:p>
          </table:table-cell>
          <table:table-cell table:formula="of:=LN([.I54]/[.D54])/5" office:value-type="float" office:value="14.2137478567493" calcext:value-type="float">
            <text:p>14.2137478567493</text:p>
          </table:table-cell>
          <table:table-cell/>
          <table:table-cell table:formula="of:=[.L54]/[.M54]" office:value-type="float" office:value="1.03330752223816" calcext:value-type="float">
            <text:p>1.03330752223816</text:p>
          </table:table-cell>
          <table:table-cell/>
          <table:table-cell office:value-type="string" calcext:value-type="string">
            <text:p>count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formula="of:=[.C24]*100" office:value-type="float" office:value="33800" calcext:value-type="float">
            <text:p>33800</text:p>
          </table:table-cell>
          <table:table-cell table:formula="of:=[.E55]-[.C55]" office:value-type="float" office:value="46000" calcext:value-type="float">
            <text:p>46000</text:p>
          </table:table-cell>
          <table:table-cell table:formula="of:=[.D24]*100" office:value-type="float" office:value="79800" calcext:value-type="float">
            <text:p>79800</text:p>
          </table:table-cell>
          <table:table-cell table:number-columns-repeated="2"/>
          <table:table-cell table:formula="of:=[.R24]*[.$C$32]" office:value-type="float" office:value="2.46875E+036" calcext:value-type="float">
            <text:p>2.46875E+036</text:p>
          </table:table-cell>
          <table:table-cell table:formula="of:=[.J55]-[.H55]" office:value-type="float" office:value="3.4375E+035" calcext:value-type="float">
            <text:p>3.4375E+035</text:p>
          </table:table-cell>
          <table:table-cell table:formula="of:=[.S24]*[.$C$32]" office:value-type="float" office:value="2.8125E+036" calcext:value-type="float">
            <text:p>2.8125E+036</text:p>
          </table:table-cell>
          <table:table-cell/>
          <table:table-cell table:formula="of:=LN([.H55]/[.C55])/5" office:value-type="float" office:value="14.6737118431964" calcext:value-type="float">
            <text:p>14.6737118431964</text:p>
          </table:table-cell>
          <table:table-cell table:formula="of:=LN([.I55]/[.D55])/5" office:value-type="float" office:value="14.2177652084626" calcext:value-type="float">
            <text:p>14.2177652084626</text:p>
          </table:table-cell>
          <table:table-cell/>
          <table:table-cell table:formula="of:=[.L55]/[.M55]" office:value-type="float" office:value="1.03206879759573" calcext:value-type="float">
            <text:p>1.03206879759573</text:p>
          </table:table-cell>
          <table:table-cell/>
          <table:table-cell table:formula="of:= COUNT([.O48:.O56])" office:value-type="float" office:value="9" calcext:value-type="float">
            <text:p>9</text:p>
          </table:table-cell>
          <table:table-cell/>
          <table:table-cell office:value-type="string" calcext:value-type="string">
            <text:p>top of ci</text:p>
          </table:table-cell>
          <table:table-cell/>
        </table:table-row>
        <table:table-row table:style-name="ro1">
          <table:table-cell/>
          <table:covered-table-cell/>
          <table:table-cell table:formula="of:=[.C25]*100" office:value-type="float" office:value="41600" calcext:value-type="float">
            <text:p>41600</text:p>
          </table:table-cell>
          <table:table-cell table:formula="of:=[.E56]-[.C56]" office:value-type="float" office:value="46200" calcext:value-type="float">
            <text:p>46200</text:p>
          </table:table-cell>
          <table:table-cell table:formula="of:=[.D25]*100" office:value-type="float" office:value="87800" calcext:value-type="float">
            <text:p>87800</text:p>
          </table:table-cell>
          <table:table-cell table:number-columns-repeated="2"/>
          <table:table-cell table:formula="of:=[.R25]*[.$C$32]" office:value-type="float" office:value="3.28125E+036" calcext:value-type="float">
            <text:p>3.28125E+036</text:p>
          </table:table-cell>
          <table:table-cell table:formula="of:=[.J56]-[.H56]" office:value-type="float" office:value="4.0625E+035" calcext:value-type="float">
            <text:p>4.0625E+035</text:p>
          </table:table-cell>
          <table:table-cell table:formula="of:=[.S25]*[.$C$32]" office:value-type="float" office:value="3.6875E+036" calcext:value-type="float">
            <text:p>3.6875E+036</text:p>
          </table:table-cell>
          <table:table-cell/>
          <table:table-cell table:formula="of:=LN([.H56]/[.C56])/5" office:value-type="float" office:value="14.6890864697788" calcext:value-type="float">
            <text:p>14.6890864697788</text:p>
          </table:table-cell>
          <table:table-cell table:formula="of:=LN([.I56]/[.D56])/5" office:value-type="float" office:value="14.2503083450755" calcext:value-type="float">
            <text:p>14.2503083450755</text:p>
          </table:table-cell>
          <table:table-cell/>
          <table:table-cell table:formula="of:=[.L56]/[.M56]" office:value-type="float" office:value="1.03079078108895" calcext:value-type="float">
            <text:p>1.03079078108895</text:p>
          </table:table-cell>
          <table:table-cell table:number-columns-repeated="3"/>
          <table:table-cell table:formula="of:=[.S38]+[.S50]" office:value-type="float" office:value="0.004749366686061" calcext:value-type="float">
            <text:p>0.00474936668606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8"/>
          <table:table-cell office:value-type="string" calcext:value-type="string">
            <text:p>T-score </text:p>
          </table:table-cell>
          <table:table-cell/>
        </table:table-row>
        <table:table-row table:style-name="ro1">
          <table:table-cell table:number-columns-repeated="14"/>
          <table:table-cell table:style-name="ce21" office:value-type="string" calcext:value-type="string" table:number-columns-spanned="3" table:number-rows-spanned="2">
            <text:p>Assuming T6SS does not have a cost: <text:s/>Calculations for the cost of the antibiotic:</text:p>
          </table:table-cell>
          <table:covered-table-cell table:style-name="ce13"/>
          <table:covered-table-cell table:style-name="ce15"/>
          <table:table-cell/>
          <table:table-cell table:formula="of:=[.S38]/([.S47]* SQRT(1/[.Q44] + 1/[.Q55]))" office:value-type="float" office:value="0.117144155136731" calcext:value-type="float">
            <text:p>0.117144155136731</text:p>
          </table:table-cell>
          <table:table-cell/>
        </table:table-row>
        <table:table-row table:style-name="ro1">
          <table:table-cell table:number-columns-repeated="14"/>
          <table:covered-table-cell table:style-name="ce20"/>
          <table:covered-table-cell/>
          <table:covered-table-cell table:style-name="ce26"/>
          <table:table-cell table:number-columns-repeated="3"/>
        </table:table-row>
        <table:table-row table:style-name="ro1">
          <table:table-cell table:number-columns-repeated="14"/>
          <table:table-cell table:style-name="ce10"/>
          <table:table-cell/>
          <table:table-cell table:style-name="ce16"/>
          <table:table-cell/>
          <table:table-cell office:value-type="string" calcext:value-type="string">
            <text:p>P = 0.906991</text:p>
          </table:table-cell>
          <table:table-cell/>
        </table:table-row>
        <table:table-row table:style-name="ro1">
          <table:table-cell table:number-columns-repeated="14"/>
          <table:table-cell table:style-name="ce10" office:value-type="string" calcext:value-type="string">
            <text:p>average antibiotic cost</text:p>
          </table:table-cell>
          <table:table-cell/>
          <table:table-cell table:style-name="ce16" office:value-type="string" calcext:value-type="string">
            <text:p>95% t statistic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0" table:formula="of:=AVERAGE([.O37:.O56])-1" office:value-type="float" office:value="0.0285798839382931" calcext:value-type="float">
            <text:p>0.0285798839382931</text:p>
          </table:table-cell>
          <table:table-cell/>
          <table:table-cell table:style-name="ce17" office:value-type="float" office:value="2.11" calcext:value-type="float">
            <text:p>2.11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0" office:value-type="string" calcext:value-type="string">
            <text:p>stdev antibiotic cost</text:p>
          </table:table-cell>
          <table:table-cell/>
          <table:table-cell table:style-name="ce16" office:value-type="string" calcext:value-type="string">
            <text:p>T-score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0" table:formula="of:=STDEV([.O37:.O56])" office:value-type="float" office:value="0.00437088802531205" calcext:value-type="float">
            <text:p>0.00437088802531205</text:p>
          </table:table-cell>
          <table:table-cell/>
          <table:table-cell table:style-name="ce16" table:formula="of:=[.O63]/([.O63]/SQRT(COUNT([.O37:.O56])))" office:value-type="float" office:value="4.24264068711929" calcext:value-type="float">
            <text:p>4.24264068711929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0" office:value-type="string" calcext:value-type="string">
            <text:p>95% ci </text:p>
          </table:table-cell>
          <table:table-cell/>
          <table:table-cell table:style-name="ce16" office:value-type="string" calcext:value-type="string">
            <text:p>P = .000274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2" table:formula="of:=[.Q63]*[.O65]/SQRT(COUNT([.O37:.O56]))" office:value-type="float" office:value="0.00217378147562868" calcext:value-type="float">
            <text:p>0.00217378147562868</text:p>
          </table:table-cell>
          <table:table-cell table:style-name="ce14"/>
          <table:table-cell table:style-name="ce18"/>
          <table:table-cell table:number-columns-repeated="3"/>
        </table:table-row>
      </table:table>
      <table:table table:name="Social Cost Competition Experiment" table:style-name="ta1">
        <table:table-column table:style-name="co7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ay 0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Mixture 1 (JT101 and CZ0006)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658" calcext:value-type="float">
            <text:p>658</text:p>
          </table:table-cell>
          <table:table-cell table:style-name="ce22"/>
          <table:table-cell table:style-name="ce22" office:value-type="float" office:value="594" calcext:value-type="float">
            <text:p>594</text:p>
          </table:table-cell>
          <table:table-cell table:style-name="ce22" office:value-type="float" office:value="846" calcext:value-type="float">
            <text:p>846</text:p>
          </table:table-cell>
          <table:table-cell table:style-name="ce22"/>
          <table:table-cell table:style-name="ce22" office:value-type="float" office:value="746" calcext:value-type="float">
            <text:p>746</text:p>
          </table:table-cell>
          <table:table-cell table:style-name="ce22" office:value-type="float" office:value="1066" calcext:value-type="float">
            <text:p>1066</text:p>
          </table:table-cell>
          <table:table-cell table:style-name="ce22"/>
          <table:table-cell table:style-name="ce22" office:value-type="float" office:value="756" calcext:value-type="float">
            <text:p>756</text:p>
          </table:table-cell>
          <table:table-cell table:style-name="ce22" office:value-type="float" office:value="922" calcext:value-type="float">
            <text:p>922</text:p>
          </table:table-cell>
          <table:table-cell table:style-name="ce22"/>
          <table:table-cell table:style-name="ce22" office:value-type="float" office:value="621" calcext:value-type="float">
            <text:p>621</text:p>
          </table:table-cell>
          <table:table-cell table:style-name="ce22" office:value-type="float" office:value="674" calcext:value-type="float">
            <text:p>674</text:p>
          </table:table-cell>
          <table:table-cell table:style-name="ce22"/>
          <table:table-cell table:style-name="ce22" office:value-type="float" office:value="364" calcext:value-type="float">
            <text:p>364</text:p>
          </table:table-cell>
          <table:table-cell table:style-name="ce15" office:value-type="float" office:value="397" calcext:value-type="float">
            <text:p>397</text:p>
          </table:table-cell>
        </table:table-row>
        <table:table-row table:style-name="ro1">
          <table:table-cell/>
          <table:covered-table-cell table:style-name="ce20"/>
          <table:table-cell office:value-type="float" office:value="302" calcext:value-type="float">
            <text:p>30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26" office:value-type="float" office:value="119" calcext:value-type="float">
            <text:p>119</text:p>
          </table:table-cell>
        </table:table-row>
        <table:table-row table:style-name="ro1">
          <table:table-cell/>
          <table:covered-table-cell table:style-name="ce20"/>
          <table:table-cell office:value-type="float" office:value="342" calcext:value-type="float">
            <text:p>34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430" calcext:value-type="float">
            <text:p>430</text:p>
          </table:table-cell>
          <table:table-cell/>
          <table:table-cell table:number-columns-repeated="2" office:value-type="string" calcext:value-type="string">
            <text:p>CFU counting plate contaminated – original stock uncontaminated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52" calcext:value-type="float">
            <text:p>352</text:p>
          </table:table-cell>
          <table:table-cell table:style-name="ce26" office:value-type="float" office:value="396" calcext:value-type="float">
            <text:p>396</text:p>
          </table:table-cell>
        </table:table-row>
        <table:table-row table:style-name="ro1">
          <table:table-cell/>
          <table:covered-table-cell table:style-name="ce20"/>
          <table:table-cell office:value-type="float" office:value="334" calcext:value-type="float">
            <text:p>334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427" calcext:value-type="float">
            <text:p>427</text:p>
          </table:table-cell>
          <table:table-cell table:style-name="ce26" office:value-type="float" office:value="483" calcext:value-type="float">
            <text:p>483</text:p>
          </table:table-cell>
        </table:table-row>
        <table:table-row table:style-name="ro1">
          <table:table-cell/>
          <table:covered-table-cell table:style-name="ce20"/>
          <table:table-cell office:value-type="float" office:value="354" calcext:value-type="float">
            <text:p>354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26" office:value-type="float" office:value="103" calcext:value-type="float">
            <text:p>103</text:p>
          </table:table-cell>
        </table:table-row>
        <table:table-row table:style-name="ro1">
          <table:table-cell/>
          <table:covered-table-cell table:style-name="ce9"/>
          <table:table-cell table:style-name="ce14" office:value-type="float" office:value="232" calcext:value-type="float">
            <text:p>232</text:p>
          </table:table-cell>
          <table:table-cell table:style-name="ce14" office:value-type="float" office:value="456" calcext:value-type="float">
            <text:p>456</text:p>
          </table:table-cell>
          <table:table-cell table:style-name="ce14"/>
          <table:table-cell table:style-name="ce14" office:value-type="float" office:value="580" calcext:value-type="float">
            <text:p>580</text:p>
          </table:table-cell>
          <table:table-cell table:style-name="ce14" office:value-type="float" office:value="776" calcext:value-type="float">
            <text:p>776</text:p>
          </table:table-cell>
          <table:table-cell table:style-name="ce14"/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496" calcext:value-type="float">
            <text:p>496</text:p>
          </table:table-cell>
          <table:table-cell table:style-name="ce14"/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76" calcext:value-type="float">
            <text:p>276</text:p>
          </table:table-cell>
          <table:table-cell table:style-name="ce14"/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72" calcext:value-type="float">
            <text:p>172</text:p>
          </table:table-cell>
          <table:table-cell table:style-name="ce14"/>
          <table:table-cell table:style-name="ce14" office:value-type="float" office:value="122" calcext:value-type="float">
            <text:p>122</text:p>
          </table:table-cell>
          <table:table-cell table:style-name="ce18" office:value-type="float" office:value="138" calcext:value-type="float">
            <text:p>13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Mixture 2 (SN598 and CZ0005)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534" calcext:value-type="float">
            <text:p>534</text:p>
          </table:table-cell>
          <table:table-cell table:style-name="ce22"/>
          <table:table-cell table:style-name="ce22" office:value-type="float" office:value="532" calcext:value-type="float">
            <text:p>532</text:p>
          </table:table-cell>
          <table:table-cell table:style-name="ce22" office:value-type="float" office:value="804" calcext:value-type="float">
            <text:p>804</text:p>
          </table:table-cell>
          <table:table-cell table:style-name="ce22"/>
          <table:table-cell table:style-name="ce22" office:value-type="float" office:value="183" calcext:value-type="float">
            <text:p>183</text:p>
          </table:table-cell>
          <table:table-cell table:style-name="ce22" office:value-type="float" office:value="280" calcext:value-type="float">
            <text:p>280</text:p>
          </table:table-cell>
          <table:table-cell table:style-name="ce22"/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214" calcext:value-type="float">
            <text:p>214</text:p>
          </table:table-cell>
          <table:table-cell table:style-name="ce22"/>
          <table:table-cell table:style-name="ce22" office:value-type="float" office:value="322" calcext:value-type="float">
            <text:p>322</text:p>
          </table:table-cell>
          <table:table-cell table:style-name="ce22" office:value-type="float" office:value="374" calcext:value-type="float">
            <text:p>374</text:p>
          </table:table-cell>
          <table:table-cell table:style-name="ce22"/>
          <table:table-cell table:style-name="ce22" office:value-type="float" office:value="97" calcext:value-type="float">
            <text:p>97</text:p>
          </table:table-cell>
          <table:table-cell table:style-name="ce15" office:value-type="float" office:value="107" calcext:value-type="float">
            <text:p>107</text:p>
          </table:table-cell>
        </table:table-row>
        <table:table-row table:style-name="ro1">
          <table:table-cell/>
          <table:covered-table-cell table:style-name="ce20"/>
          <table:table-cell office:value-type="float" office:value="321" calcext:value-type="float">
            <text:p>321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26" office:value-type="float" office:value="59" calcext:value-type="float">
            <text:p>59</text:p>
          </table:table-cell>
        </table:table-row>
        <table:table-row table:style-name="ro1">
          <table:table-cell/>
          <table:covered-table-cell table:style-name="ce20"/>
          <table:table-cell office:value-type="float" office:value="279" calcext:value-type="float">
            <text:p>279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422" calcext:value-type="float">
            <text:p>422</text:p>
          </table:table-cell>
          <table:table-cell table:style-name="ce26" office:value-type="float" office:value="431" calcext:value-type="float">
            <text:p>431</text:p>
          </table:table-cell>
        </table:table-row>
        <table:table-row table:style-name="ro1">
          <table:table-cell/>
          <table:covered-table-cell table:style-name="ce20"/>
          <table:table-cell office:value-type="float" office:value="345" calcext:value-type="float">
            <text:p>34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6" office:value-type="float" office:value="22" calcext:value-type="float">
            <text:p>22</text:p>
          </table:table-cell>
        </table:table-row>
        <table:table-row table:style-name="ro1">
          <table:table-cell/>
          <table:covered-table-cell table:style-name="ce20"/>
          <table:table-cell office:value-type="float" office:value="264" calcext:value-type="float">
            <text:p>2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178" calcext:value-type="float">
            <text:p>178</text:p>
          </table:table-cell>
          <table:table-cell table:style-name="ce26" office:value-type="float" office:value="189" calcext:value-type="float">
            <text:p>189</text:p>
          </table:table-cell>
        </table:table-row>
        <table:table-row table:style-name="ro1">
          <table:table-cell/>
          <table:covered-table-cell table:style-name="ce9"/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492" calcext:value-type="float">
            <text:p>492</text:p>
          </table:table-cell>
          <table:table-cell table:style-name="ce14"/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337" calcext:value-type="float">
            <text:p>337</text:p>
          </table:table-cell>
          <table:table-cell table:style-name="ce14"/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61" calcext:value-type="float">
            <text:p>161</text:p>
          </table:table-cell>
          <table:table-cell table:style-name="ce14"/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/>
          <table:table-cell table:style-name="ce14" office:value-type="float" office:value="38" calcext:value-type="float">
            <text:p>38</text:p>
          </table:table-cell>
          <table:table-cell table:style-name="ce18" office:value-type="float" office:value="53" calcext:value-type="float">
            <text:p>53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string" calcext:value-type="string">
            <text:p>Dilution Factor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00000" calcext:value-type="float">
            <text:p>500000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300000" calcext:value-type="float">
            <text:p>3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300000" calcext:value-type="float">
            <text:p>300000</text:p>
          </table:table-cell>
          <table:table-cell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OTAL DILUTION mix1</text:p>
          </table:table-cell>
          <table:covered-table-cell/>
          <table:table-cell/>
          <table:table-cell office:value-type="string" calcext:value-type="string" table:number-columns-spanned="2" table:number-rows-spanned="1">
            <text:p>TOTAL DILUTION mix2</text:p>
          </table:table-cell>
          <table:covered-table-cell/>
          <table:table-cell/>
          <table:table-cell office:value-type="string" calcext:value-type="string">
            <text:p>total number of generations mix 1</text:p>
          </table:table-cell>
          <table:table-cell/>
          <table:table-cell office:value-type="string" calcext:value-type="string">
            <text:p>total number of generations mix 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PRODUCT([.D26:.R26])" office:value-type="float" office:value="4.05E+072" calcext:value-type="float" table:number-columns-spanned="2" table:number-rows-spanned="1">
            <text:p>4.05E+072</text:p>
          </table:table-cell>
          <table:covered-table-cell/>
          <table:table-cell/>
          <table:table-cell table:formula="of:=PRODUCT([.D27:.R27])" office:value-type="float" office:value="1.215E+072" calcext:value-type="float" table:number-columns-spanned="2" table:number-rows-spanned="1">
            <text:p>1.215E+072</text:p>
          </table:table-cell>
          <table:covered-table-cell/>
          <table:table-cell/>
          <table:table-cell table:formula="of:=LOG([.C32];2)" office:value-type="float" office:value="241.196744739887" calcext:value-type="float">
            <text:p>241.196744739887</text:p>
          </table:table-cell>
          <table:table-cell/>
          <table:table-cell table:formula="of:=LOG([.F32];2)" office:value-type="float" office:value="239.459779145721" calcext:value-type="float">
            <text:p>239.459779145721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quantity of bacteria in solution (start of week)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quantity of bacteria in solution (end of week) </text:p>
          </table:table-cell>
          <table:covered-table-cell table:number-columns-repeated="2"/>
          <table:table-cell/>
          <table:table-cell office:value-type="string" calcext:value-type="string">
            <text:p>Malthusian – Blue (mBlue) </text:p>
          </table:table-cell>
          <table:table-cell office:value-type="string" calcext:value-type="string">
            <text:p>Malthusian – White (mWhite) </text:p>
          </table:table-cell>
          <table:table-cell/>
          <table:table-cell office:value-type="string" calcext:value-type="string">
            <text:p>mBlue/mWhi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ole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ole</text:p>
          </table:table-cell>
          <table:table-cell table:number-columns-repeated="9"/>
        </table:table-row>
        <table:table-row table:style-name="ro1">
          <table:table-cell/>
          <table:table-cell table:style-name="ce42" office:value-type="string" calcext:value-type="string" table:number-columns-spanned="1" table:number-rows-spanned="6">
            <text:p>Mixture 1</text:p>
          </table:table-cell>
          <table:table-cell table:formula="of:=[.C6]*100" office:value-type="float" office:value="37000" calcext:value-type="float">
            <text:p>37000</text:p>
          </table:table-cell>
          <table:table-cell table:formula="of:=[.E37]-[.C37]" office:value-type="float" office:value="28800" calcext:value-type="float">
            <text:p>28800</text:p>
          </table:table-cell>
          <table:table-cell table:formula="of:=[.D6]*100" office:value-type="float" office:value="65800" calcext:value-type="float">
            <text:p>65800</text:p>
          </table:table-cell>
          <table:table-cell table:number-columns-repeated="2"/>
          <table:table-cell table:formula="of:=[.R6]*[.$C$32]" office:value-type="float" office:value="1.4742E+075" calcext:value-type="float">
            <text:p>1.4742E+075</text:p>
          </table:table-cell>
          <table:table-cell table:formula="of:=[.J37]-[.H37]" office:value-type="float" office:value="1.3365E+074" calcext:value-type="float">
            <text:p>1.3365E+074</text:p>
          </table:table-cell>
          <table:table-cell table:formula="of:=[.S6]*[.$C$32]" office:value-type="float" office:value="1.60785E+075" calcext:value-type="float">
            <text:p>1.60785E+075</text:p>
          </table:table-cell>
          <table:table-cell/>
          <table:table-cell table:formula="of:=LN([.H37]/[.C37])/5" office:value-type="float" office:value="32.51266485054" calcext:value-type="float">
            <text:p>32.51266485054</text:p>
          </table:table-cell>
          <table:table-cell table:formula="of:=LN([.I37]/[.D37])/5" office:value-type="float" office:value="32.0826440944064" calcext:value-type="float">
            <text:p>32.0826440944064</text:p>
          </table:table-cell>
          <table:table-cell/>
          <table:table-cell table:formula="of:=[.L37]/[.M37]" office:value-type="float" office:value="1.01340353229205" calcext:value-type="float">
            <text:p>1.01340353229205</text:p>
          </table:table-cell>
          <table:table-cell/>
          <table:table-cell office:value-type="string" calcext:value-type="string">
            <text:p>average </text:p>
          </table:table-cell>
          <table:table-cell/>
          <table:table-cell office:value-type="string" calcext:value-type="string">
            <text:p>difference in averages </text:p>
          </table:table-cell>
        </table:table-row>
        <table:table-row table:style-name="ro1">
          <table:table-cell/>
          <table:covered-table-cell/>
          <table:table-cell table:formula="of:=[.C7]*100" office:value-type="float" office:value="30200" calcext:value-type="float">
            <text:p>30200</text:p>
          </table:table-cell>
          <table:table-cell table:formula="of:=[.E38]-[.C38]" office:value-type="float" office:value="29800" calcext:value-type="float">
            <text:p>29800</text:p>
          </table:table-cell>
          <table:table-cell table:formula="of:=[.D7]*100" office:value-type="float" office:value="60000" calcext:value-type="float">
            <text:p>60000</text:p>
          </table:table-cell>
          <table:table-cell table:number-columns-repeated="2"/>
          <table:table-cell table:formula="of:=[.R7]*[.$C$32]" office:value-type="float" office:value="4.6575E+074" calcext:value-type="float">
            <text:p>4.6575E+074</text:p>
          </table:table-cell>
          <table:table-cell table:formula="of:=[.J38]-[.H38]" office:value-type="float" office:value="1.62E+073" calcext:value-type="float">
            <text:p>1.62E+073</text:p>
          </table:table-cell>
          <table:table-cell table:formula="of:=[.S7]*[.$C$32]" office:value-type="float" office:value="4.8195E+074" calcext:value-type="float">
            <text:p>4.8195E+074</text:p>
          </table:table-cell>
          <table:table-cell/>
          <table:table-cell table:formula="of:=LN([.H38]/[.C38])/5" office:value-type="float" office:value="32.322835700338" calcext:value-type="float">
            <text:p>32.322835700338</text:p>
          </table:table-cell>
          <table:table-cell table:formula="of:=LN([.I38]/[.D38])/5" office:value-type="float" office:value="31.6537748530632" calcext:value-type="float">
            <text:p>31.6537748530632</text:p>
          </table:table-cell>
          <table:table-cell/>
          <table:table-cell table:formula="of:=[.L38]/[.M38]" office:value-type="float" office:value="1.02113684230019" calcext:value-type="float">
            <text:p>1.02113684230019</text:p>
          </table:table-cell>
          <table:table-cell/>
          <table:table-cell table:formula="of:=AVERAGE([.O37:.O45])" office:value-type="float" office:value="1.01384899655011" calcext:value-type="float">
            <text:p>1.01384899655011</text:p>
          </table:table-cell>
          <table:table-cell/>
          <table:table-cell table:formula="of:= [.Q49]-[.Q38]" office:value-type="float" office:value="0.00117045794489945" calcext:value-type="float">
            <text:p>0.00117045794489945</text:p>
          </table:table-cell>
        </table:table-row>
        <table:table-row table:style-name="ro1">
          <table:table-cell/>
          <table:covered-table-cell/>
          <table:table-cell table:formula="of:=[.C8]*100" office:value-type="float" office:value="34200" calcext:value-type="float">
            <text:p>34200</text:p>
          </table:table-cell>
          <table:table-cell table:formula="of:=[.E39]-[.C39]" office:value-type="float" office:value="25200" calcext:value-type="float">
            <text:p>25200</text:p>
          </table:table-cell>
          <table:table-cell table:formula="of:=[.D8]*100" office:value-type="float" office:value="59400" calcext:value-type="float">
            <text:p>59400</text:p>
          </table:table-cell>
          <table:table-cell table:number-columns-repeated="2"/>
          <table:table-cell table:formula="of:=[.R8]*[.$C$32]" office:value-type="float" office:value="1.4256E+075" calcext:value-type="float">
            <text:p>1.4256E+075</text:p>
          </table:table-cell>
          <table:table-cell table:formula="of:=[.J39]-[.H39]" office:value-type="float" office:value="1.782E+074" calcext:value-type="float">
            <text:p>1.782E+074</text:p>
          </table:table-cell>
          <table:table-cell table:formula="of:=[.S8]*[.$C$32]" office:value-type="float" office:value="1.6038E+075" calcext:value-type="float">
            <text:p>1.6038E+075</text:p>
          </table:table-cell>
          <table:table-cell/>
          <table:table-cell table:formula="of:=LN([.H39]/[.C39])/5" office:value-type="float" office:value="32.5216987658474" calcext:value-type="float">
            <text:p>32.5216987658474</text:p>
          </table:table-cell>
          <table:table-cell table:formula="of:=LN([.I39]/[.D39])/5" office:value-type="float" office:value="32.1668867874217" calcext:value-type="float">
            <text:p>32.1668867874217</text:p>
          </table:table-cell>
          <table:table-cell/>
          <table:table-cell table:formula="of:=[.L39]/[.M39]" office:value-type="float" office:value="1.01103034871763" calcext:value-type="float">
            <text:p>1.01103034871763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formula="of:=[.C9]*100" office:value-type="float" office:value="33400" calcext:value-type="float">
            <text:p>33400</text:p>
          </table:table-cell>
          <table:table-cell table:formula="of:=[.E40]-[.C40]" office:value-type="float" office:value="26800" calcext:value-type="float">
            <text:p>26800</text:p>
          </table:table-cell>
          <table:table-cell table:formula="of:=[.D9]*100" office:value-type="float" office:value="60200" calcext:value-type="float">
            <text:p>60200</text:p>
          </table:table-cell>
          <table:table-cell table:number-columns-repeated="2"/>
          <table:table-cell table:formula="of:=[.R9]*[.$C$32]" office:value-type="float" office:value="1.72935E+075" calcext:value-type="float">
            <text:p>1.72935E+075</text:p>
          </table:table-cell>
          <table:table-cell table:formula="of:=[.J40]-[.H40]" office:value-type="float" office:value="2.268E+074" calcext:value-type="float">
            <text:p>2.268E+074</text:p>
          </table:table-cell>
          <table:table-cell table:formula="of:=[.S9]*[.$C$32]" office:value-type="float" office:value="1.95615E+075" calcext:value-type="float">
            <text:p>1.95615E+075</text:p>
          </table:table-cell>
          <table:table-cell/>
          <table:table-cell table:formula="of:=LN([.H40]/[.C40])/5" office:value-type="float" office:value="32.5650632821907" calcext:value-type="float">
            <text:p>32.5650632821907</text:p>
          </table:table-cell>
          <table:table-cell table:formula="of:=LN([.I40]/[.D40])/5" office:value-type="float" office:value="32.2028076201852" calcext:value-type="float">
            <text:p>32.2028076201852</text:p>
          </table:table-cell>
          <table:table-cell/>
          <table:table-cell table:formula="of:=[.L40]/[.M40]" office:value-type="float" office:value="1.01124919498567" calcext:value-type="float">
            <text:p>1.01124919498567</text:p>
          </table:table-cell>
          <table:table-cell/>
          <table:table-cell office:value-type="string" calcext:value-type="string">
            <text:p>standard deviation</text:p>
          </table:table-cell>
          <table:table-cell/>
          <table:table-cell office:value-type="string" calcext:value-type="string">
            <text:p>degrees of freedom</text:p>
          </table:table-cell>
        </table:table-row>
        <table:table-row table:style-name="ro1">
          <table:table-cell/>
          <table:covered-table-cell/>
          <table:table-cell table:formula="of:=[.C10]*100" office:value-type="float" office:value="35400" calcext:value-type="float">
            <text:p>35400</text:p>
          </table:table-cell>
          <table:table-cell table:formula="of:=[.E41]-[.C41]" office:value-type="float" office:value="30400" calcext:value-type="float">
            <text:p>30400</text:p>
          </table:table-cell>
          <table:table-cell table:formula="of:=[.D10]*100" office:value-type="float" office:value="65800" calcext:value-type="float">
            <text:p>65800</text:p>
          </table:table-cell>
          <table:table-cell table:number-columns-repeated="2"/>
          <table:table-cell table:formula="of:=[.R10]*[.$C$32]" office:value-type="float" office:value="3.807E+074" calcext:value-type="float">
            <text:p>3.807E+074</text:p>
          </table:table-cell>
          <table:table-cell table:formula="of:=[.J41]-[.H41]" office:value-type="float" office:value="3.645E+073" calcext:value-type="float">
            <text:p>3.645E+073</text:p>
          </table:table-cell>
          <table:table-cell table:formula="of:=[.S10]*[.$C$32]" office:value-type="float" office:value="4.1715E+074" calcext:value-type="float">
            <text:p>4.1715E+074</text:p>
          </table:table-cell>
          <table:table-cell/>
          <table:table-cell table:formula="of:=LN([.H41]/[.C41])/5" office:value-type="float" office:value="32.2507342519676" calcext:value-type="float">
            <text:p>32.2507342519676</text:p>
          </table:table-cell>
          <table:table-cell table:formula="of:=LN([.I41]/[.D41])/5" office:value-type="float" office:value="31.8119740533263" calcext:value-type="float">
            <text:p>31.8119740533263</text:p>
          </table:table-cell>
          <table:table-cell/>
          <table:table-cell table:formula="of:=[.L41]/[.M41]" office:value-type="float" office:value="1.01379229713647" calcext:value-type="float">
            <text:p>1.01379229713647</text:p>
          </table:table-cell>
          <table:table-cell/>
          <table:table-cell table:formula="of:=STDEV([.O37:.O45])" office:value-type="float" office:value="0.00373864729250717" calcext:value-type="float">
            <text:p>0.00373864729250717</text:p>
          </table:table-cell>
          <table:table-cell/>
          <table:table-cell table:formula="of:=SUM([.Q44];[.Q55])-2"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table:formula="of:=[.C11]*100" office:value-type="float" office:value="23200" calcext:value-type="float">
            <text:p>23200</text:p>
          </table:table-cell>
          <table:table-cell table:formula="of:=[.E42]-[.C42]" office:value-type="float" office:value="22400" calcext:value-type="float">
            <text:p>22400</text:p>
          </table:table-cell>
          <table:table-cell table:formula="of:=[.D11]*100" office:value-type="float" office:value="45600" calcext:value-type="float">
            <text:p>45600</text:p>
          </table:table-cell>
          <table:table-cell table:number-columns-repeated="2"/>
          <table:table-cell table:formula="of:=[.R11]*[.$C$32]" office:value-type="float" office:value="4.941E+074" calcext:value-type="float">
            <text:p>4.941E+074</text:p>
          </table:table-cell>
          <table:table-cell table:formula="of:=[.J42]-[.H42]" office:value-type="float" office:value="6.48E+073" calcext:value-type="float">
            <text:p>6.48E+073</text:p>
          </table:table-cell>
          <table:table-cell table:formula="of:=[.S11]*[.$C$32]" office:value-type="float" office:value="5.589E+074" calcext:value-type="float">
            <text:p>5.589E+074</text:p>
          </table:table-cell>
          <table:table-cell/>
          <table:table-cell table:formula="of:=LN([.H42]/[.C42])/5" office:value-type="float" office:value="32.3873914127537" calcext:value-type="float">
            <text:p>32.3873914127537</text:p>
          </table:table-cell>
          <table:table-cell table:formula="of:=LN([.I42]/[.D42])/5" office:value-type="float" office:value="31.9881232122173" calcext:value-type="float">
            <text:p>31.9881232122173</text:p>
          </table:table-cell>
          <table:table-cell/>
          <table:table-cell table:formula="of:=[.L42]/[.M42]" office:value-type="float" office:value="1.01248176386866" calcext:value-type="float">
            <text:p>1.01248176386866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95% t statistic</text:p>
          </table:table-cell>
        </table:table-row>
        <table:table-row table:style-name="ro1">
          <table:table-cell table:number-columns-repeated="16"/>
          <table:table-cell table:formula="of:= COUNT([.O37:.O45])" office:value-type="float" office:value="6" calcext:value-type="float">
            <text:p>6</text:p>
          </table:table-cell>
          <table:table-cell/>
          <table:table-cell office:value-type="float" office:value="2.262" calcext:value-type="float">
            <text:p>2.26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pooled standard deviation</text:p>
          </table:table-cell>
        </table:table-row>
        <table:table-row table:style-name="ro1">
          <table:table-cell table:number-columns-repeated="18"/>
          <table:table-cell table:formula="of:=SQRT((([.Q44]-1)*[.Q41]^2 +([.Q55]-1)*[.Q52]^2)/([.S41]))" office:value-type="float" office:value="0.00547052798266706" calcext:value-type="float">
            <text:p>0.00547052798266706</text:p>
          </table:table-cell>
        </table:table-row>
        <table:table-row table:style-name="ro1">
          <table:table-cell/>
          <table:table-cell table:style-name="ce42" office:value-type="string" calcext:value-type="string" table:number-columns-spanned="1" table:number-rows-spanned="6">
            <text:p>Mixture 2</text:p>
          </table:table-cell>
          <table:table-cell table:formula="of:=[.C14]*100" office:value-type="float" office:value="27400" calcext:value-type="float">
            <text:p>27400</text:p>
          </table:table-cell>
          <table:table-cell table:formula="of:=[.E48]-[.C48]" office:value-type="float" office:value="26000" calcext:value-type="float">
            <text:p>26000</text:p>
          </table:table-cell>
          <table:table-cell table:formula="of:=[.D14]*100" office:value-type="float" office:value="53400" calcext:value-type="float">
            <text:p>53400</text:p>
          </table:table-cell>
          <table:table-cell table:number-columns-repeated="2"/>
          <table:table-cell table:formula="of:=[.R14]*[.$F$32]" office:value-type="float" office:value="1.17855E+074" calcext:value-type="float">
            <text:p>1.17855E+074</text:p>
          </table:table-cell>
          <table:table-cell table:formula="of:=[.J48]-[.H48]" office:value-type="float" office:value="1.215E+073" calcext:value-type="float">
            <text:p>1.215E+073</text:p>
          </table:table-cell>
          <table:table-cell table:formula="of:=[.S14]*[.$F$32]" office:value-type="float" office:value="1.30005E+074" calcext:value-type="float">
            <text:p>1.30005E+074</text:p>
          </table:table-cell>
          <table:table-cell/>
          <table:table-cell table:formula="of:=LN([.H48]/[.C48])/5" office:value-type="float" office:value="32.0674566916982" calcext:value-type="float">
            <text:p>32.0674566916982</text:p>
          </table:table-cell>
          <table:table-cell table:formula="of:=LN([.I48]/[.D48])/5" office:value-type="float" office:value="31.6235208096708" calcext:value-type="float">
            <text:p>31.6235208096708</text:p>
          </table:table-cell>
          <table:table-cell/>
          <table:table-cell table:formula="of:=[.L48]/[.M48]" office:value-type="float" office:value="1.01403815484997" calcext:value-type="float">
            <text:p>1.01403815484997</text:p>
          </table:table-cell>
          <table:table-cell/>
          <table:table-cell office:value-type="string" calcext:value-type="string">
            <text:p>average 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formula="of:=[.C15]*100" office:value-type="float" office:value="32100" calcext:value-type="float">
            <text:p>32100</text:p>
          </table:table-cell>
          <table:table-cell table:formula="of:=[.E49]-[.C49]" office:value-type="float" office:value="24000" calcext:value-type="float">
            <text:p>24000</text:p>
          </table:table-cell>
          <table:table-cell table:formula="of:=[.D15]*100" office:value-type="float" office:value="56100" calcext:value-type="float">
            <text:p>56100</text:p>
          </table:table-cell>
          <table:table-cell table:number-columns-repeated="2"/>
          <table:table-cell table:formula="of:=[.R15]*[.$F$32]" office:value-type="float" office:value="6.9255E+073" calcext:value-type="float">
            <text:p>6.9255E+073</text:p>
          </table:table-cell>
          <table:table-cell table:formula="of:=[.J49]-[.H49]" office:value-type="float" office:value="2.43E+072" calcext:value-type="float">
            <text:p>2.43E+072</text:p>
          </table:table-cell>
          <table:table-cell table:formula="of:=[.S15]*[.$F$32]" office:value-type="float" office:value="7.1685E+073" calcext:value-type="float">
            <text:p>7.1685E+073</text:p>
          </table:table-cell>
          <table:table-cell/>
          <table:table-cell table:formula="of:=LN([.H49]/[.C49])/5" office:value-type="float" office:value="31.929462146216" calcext:value-type="float">
            <text:p>31.929462146216</text:p>
          </table:table-cell>
          <table:table-cell table:formula="of:=LN([.I49]/[.D49])/5" office:value-type="float" office:value="31.3176417687187" calcext:value-type="float">
            <text:p>31.3176417687187</text:p>
          </table:table-cell>
          <table:table-cell/>
          <table:table-cell table:formula="of:=[.L49]/[.M49]" office:value-type="float" office:value="1.01953596576701" calcext:value-type="float">
            <text:p>1.01953596576701</text:p>
          </table:table-cell>
          <table:table-cell/>
          <table:table-cell table:formula="of:=AVERAGE([.O48:.O56])" office:value-type="float" office:value="1.01501945449501" calcext:value-type="float">
            <text:p>1.01501945449501</text:p>
          </table:table-cell>
          <table:table-cell/>
          <table:table-cell office:value-type="string" calcext:value-type="string">
            <text:p>95% confidence range</text:p>
          </table:table-cell>
        </table:table-row>
        <table:table-row table:style-name="ro1">
          <table:table-cell/>
          <table:covered-table-cell/>
          <table:table-cell table:formula="of:=[.C16]*100" office:value-type="float" office:value="27900" calcext:value-type="float">
            <text:p>27900</text:p>
          </table:table-cell>
          <table:table-cell table:formula="of:=[.E50]-[.C50]" office:value-type="float" office:value="27300" calcext:value-type="float">
            <text:p>27300</text:p>
          </table:table-cell>
          <table:table-cell table:formula="of:=[.D16]*100" office:value-type="float" office:value="55200" calcext:value-type="float">
            <text:p>55200</text:p>
          </table:table-cell>
          <table:table-cell table:number-columns-repeated="2"/>
          <table:table-cell table:formula="of:=[.R16]*[.$F$32]" office:value-type="float" office:value="5.1273E+074" calcext:value-type="float">
            <text:p>5.1273E+074</text:p>
          </table:table-cell>
          <table:table-cell table:formula="of:=[.J50]-[.H50]" office:value-type="float" office:value="1.0935E+073" calcext:value-type="float">
            <text:p>1.0935E+073</text:p>
          </table:table-cell>
          <table:table-cell table:formula="of:=[.S16]*[.$F$32]" office:value-type="float" office:value="5.23665E+074" calcext:value-type="float">
            <text:p>5.23665E+074</text:p>
          </table:table-cell>
          <table:table-cell/>
          <table:table-cell table:formula="of:=LN([.H50]/[.C50])/5" office:value-type="float" office:value="32.3578988237181" calcext:value-type="float">
            <text:p>32.3578988237181</text:p>
          </table:table-cell>
          <table:table-cell table:formula="of:=LN([.I50]/[.D50])/5" office:value-type="float" office:value="31.5926906737054" calcext:value-type="float">
            <text:p>31.5926906737054</text:p>
          </table:table-cell>
          <table:table-cell/>
          <table:table-cell table:formula="of:=[.L50]/[.M50]" office:value-type="float" office:value="1.02422105030293" calcext:value-type="float">
            <text:p>1.02422105030293</text:p>
          </table:table-cell>
          <table:table-cell table:number-columns-repeated="3"/>
          <table:table-cell table:formula="of:=[.S44]*[.S47]*SQRT((1/[.Q44])+(1/[.Q55]))" office:value-type="float" office:value="0.00749303152308115" calcext:value-type="float">
            <text:p>0.00749303152308115</text:p>
          </table:table-cell>
        </table:table-row>
        <table:table-row table:style-name="ro1">
          <table:table-cell/>
          <table:covered-table-cell/>
          <table:table-cell table:formula="of:=[.C17]*100" office:value-type="float" office:value="34500" calcext:value-type="float">
            <text:p>34500</text:p>
          </table:table-cell>
          <table:table-cell table:formula="of:=[.E51]-[.C51]" office:value-type="float" office:value="25500" calcext:value-type="float">
            <text:p>25500</text:p>
          </table:table-cell>
          <table:table-cell table:formula="of:=[.D17]*100" office:value-type="float" office:value="60000" calcext:value-type="float">
            <text:p>60000</text:p>
          </table:table-cell>
          <table:table-cell table:number-columns-repeated="2"/>
          <table:table-cell office:value-type="string" calcext:value-type="string" table:number-columns-spanned="8" table:number-rows-spanned="1">
            <text:p>omitted due to no white cells </text:p>
          </table:table-cell>
          <table:covered-table-cell table:number-columns-repeated="7"/>
          <table:table-cell/>
          <table:table-cell office:value-type="string" calcext:value-type="string">
            <text:p>standard deviation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formula="of:=[.C18]*100" office:value-type="float" office:value="26400" calcext:value-type="float">
            <text:p>26400</text:p>
          </table:table-cell>
          <table:table-cell table:formula="of:=[.E52]-[.C52]" office:value-type="float" office:value="9600" calcext:value-type="float">
            <text:p>9600</text:p>
          </table:table-cell>
          <table:table-cell table:formula="of:=[.D18]*100" office:value-type="float" office:value="36000" calcext:value-type="float">
            <text:p>36000</text:p>
          </table:table-cell>
          <table:table-cell table:number-columns-repeated="2"/>
          <table:table-cell table:formula="of:=[.R18]*[.$F$32]" office:value-type="float" office:value="2.1627E+074" calcext:value-type="float">
            <text:p>2.1627E+074</text:p>
          </table:table-cell>
          <table:table-cell table:formula="of:=[.J52]-[.H52]" office:value-type="float" office:value="1.3365E+073" calcext:value-type="float">
            <text:p>1.3365E+073</text:p>
          </table:table-cell>
          <table:table-cell table:formula="of:=[.S18]*[.$F$32]" office:value-type="float" office:value="2.29635E+074" calcext:value-type="float">
            <text:p>2.29635E+074</text:p>
          </table:table-cell>
          <table:table-cell/>
          <table:table-cell table:formula="of:=LN([.H52]/[.C52])/5" office:value-type="float" office:value="32.1963070067043" calcext:value-type="float">
            <text:p>32.1963070067043</text:p>
          </table:table-cell>
          <table:table-cell table:formula="of:=LN([.I52]/[.D52])/5" office:value-type="float" office:value="31.8418495335413" calcext:value-type="float">
            <text:p>31.8418495335413</text:p>
          </table:table-cell>
          <table:table-cell/>
          <table:table-cell table:formula="of:=[.L52]/[.M52]" office:value-type="float" office:value="1.01113181169924" calcext:value-type="float">
            <text:p>1.01113181169924</text:p>
          </table:table-cell>
          <table:table-cell/>
          <table:table-cell table:formula="of:=STDEV([.O48:.O56])" office:value-type="float" office:value="0.0070613856606447" calcext:value-type="float">
            <text:p>0.0070613856606447</text:p>
          </table:table-cell>
          <table:table-cell/>
          <table:table-cell office:value-type="string" calcext:value-type="string">
            <text:p>bottom of ci</text:p>
          </table:table-cell>
        </table:table-row>
        <table:table-row table:style-name="ro1">
          <table:table-cell/>
          <table:covered-table-cell/>
          <table:table-cell table:formula="of:=[.C19]*100" office:value-type="float" office:value="24000" calcext:value-type="float">
            <text:p>24000</text:p>
          </table:table-cell>
          <table:table-cell table:formula="of:=[.E53]-[.C53]" office:value-type="float" office:value="25200" calcext:value-type="float">
            <text:p>25200</text:p>
          </table:table-cell>
          <table:table-cell table:formula="of:=[.D19]*100" office:value-type="float" office:value="49200" calcext:value-type="float">
            <text:p>49200</text:p>
          </table:table-cell>
          <table:table-cell table:number-columns-repeated="2"/>
          <table:table-cell table:formula="of:=[.R19]*[.$F$32]" office:value-type="float" office:value="4.617E+073" calcext:value-type="float">
            <text:p>4.617E+073</text:p>
          </table:table-cell>
          <table:table-cell table:formula="of:=[.J53]-[.H53]" office:value-type="float" office:value="1.8225E+073" calcext:value-type="float">
            <text:p>1.8225E+073</text:p>
          </table:table-cell>
          <table:table-cell table:formula="of:=[.S19]*[.$F$32]" office:value-type="float" office:value="6.4395E+073" calcext:value-type="float">
            <text:p>6.4395E+073</text:p>
          </table:table-cell>
          <table:table-cell/>
          <table:table-cell table:formula="of:=LN([.H53]/[.C53])/5" office:value-type="float" office:value="31.906529564552" calcext:value-type="float">
            <text:p>31.906529564552</text:p>
          </table:table-cell>
          <table:table-cell table:formula="of:=LN([.I53]/[.D53])/5" office:value-type="float" office:value="31.7108643399933" calcext:value-type="float">
            <text:p>31.7108643399933</text:p>
          </table:table-cell>
          <table:table-cell/>
          <table:table-cell table:formula="of:=[.L53]/[.M53]" office:value-type="float" office:value="1.0061702898559" calcext:value-type="float">
            <text:p>1.0061702898559</text:p>
          </table:table-cell>
          <table:table-cell table:number-columns-repeated="3"/>
          <table:table-cell table:formula="of:=[.S38]-[.S50]" office:value-type="float" office:value="-0.0063225735781817" calcext:value-type="float">
            <text:p>-0.006322573578181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 COUNT([.O48:.O56])" office:value-type="float" office:value="5" calcext:value-type="float">
            <text:p>5</text:p>
          </table:table-cell>
          <table:table-cell/>
          <table:table-cell office:value-type="string" calcext:value-type="string">
            <text:p>top of ci</text:p>
          </table:table-cell>
        </table:table-row>
        <table:table-row table:style-name="ro1">
          <table:table-cell table:number-columns-repeated="18"/>
          <table:table-cell table:formula="of:=[.S38]+[.S50]" office:value-type="float" office:value="0.0086634894679806" calcext:value-type="float">
            <text:p>0.008663489467980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T-score </text:p>
          </table:table-cell>
        </table:table-row>
        <table:table-row table:style-name="ro1">
          <table:table-cell table:number-columns-repeated="18"/>
          <table:table-cell table:formula="of:=[.S38]/([.S47]* SQRT(1/[.Q44] + 1/[.Q55]))" office:value-type="float" office:value="0.353338413592296" calcext:value-type="float">
            <text:p>0.35333841359229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P = 0.731998</text:p>
          </table:table-cell>
        </table:table-row>
      </table:table>
      <table:table table:name="Descriptive statistics on proportion of bacteria per timepoint" table:style-name="ta1">
        <table:table-column table:style-name="co7" table:number-columns-repeated="23" table:default-cell-style-name="Default"/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table:style-name="ce50" office:value-type="string" calcext:value-type="string" table:number-columns-spanned="1" table:number-rows-spanned="62">
            <text:p>Liquid Media Competition Experiment Data</text:p>
          </table:table-cell>
          <table:table-cell/>
          <table:table-cell office:value-type="string" calcext:value-type="string" table:number-columns-spanned="16" table:number-rows-spanned="1">
            <text:p>Quantity of bacteria counted on a plate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Day 0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table:number-columns-repeated="4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calcext:value-type="string" table:number-columns-spanned="1" table:number-rows-spanned="9">
            <text:p>Mixture 1 (JT101 and CZ0006)</text:p>
          </table:table-cell>
          <table:table-cell office:value-type="float" office:value="231" calcext:value-type="float">
            <text:p>231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236" calcext:value-type="float">
            <text:p>23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5"/>
        </table:table-row>
        <table:table-row table:style-name="ro1">
          <table:table-cell/>
          <table:covered-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192" calcext:value-type="float">
            <text:p>192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248" calcext:value-type="float">
            <text:p>248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32" calcext:value-type="float">
            <text:p>3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574" calcext:value-type="float">
            <text:p>574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72" calcext:value-type="float">
            <text:p>372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style-name="ce5" office:value-type="string" calcext:value-type="string" table:number-columns-spanned="1" table:number-rows-spanned="9">
            <text:p>Mixture 2 (SN598 and CZ0005)</text:p>
          </table:table-cell>
          <table:table-cell office:value-type="float" office:value="508" calcext:value-type="float">
            <text:p>508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16" calcext:value-type="float">
            <text:p>316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78" calcext:value-type="float">
            <text:p>378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12" calcext:value-type="float">
            <text:p>312</text:p>
          </table:table-cell>
          <table:table-cell office:value-type="float" office:value="774" calcext:value-type="float">
            <text:p>774</text:p>
          </table:table-cell>
          <table:table-cell/>
          <table:table-cell table:number-columns-repeated="2" office:value-type="string" calcext:value-type="string">
            <text:p>contaminate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62" calcext:value-type="float">
            <text:p>362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458" calcext:value-type="float">
            <text:p>4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80" calcext:value-type="float">
            <text:p>38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38" calcext:value-type="float">
            <text:p>338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416" calcext:value-type="float">
            <text:p>416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proportion of blue bacteria per day</text:p>
          </table:table-cell>
          <table:table-cell table:number-columns-repeated="19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Day 0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5" office:value-type="string" calcext:value-type="string" table:number-columns-spanned="1" table:number-rows-spanned="9">
            <text:p>Mixture 1 (JT101 and CZ0006)</text:p>
          </table:table-cell>
          <table:table-cell table:formula="of:=[.D11]/[.E11]" office:value-type="float" office:value="0.52619589977221" calcext:value-type="float">
            <text:p>0.52619589977221</text:p>
          </table:table-cell>
          <table:table-cell table:number-columns-repeated="2"/>
          <table:table-cell table:formula="of:=[.G11]/[.H11]" office:value-type="float" office:value="0.636690647482014" calcext:value-type="float">
            <text:p>0.636690647482014</text:p>
          </table:table-cell>
          <table:table-cell table:number-columns-repeated="2"/>
          <table:table-cell table:formula="of:=[.J11]/[.K11]" office:value-type="float" office:value="0.67948717948718" calcext:value-type="float">
            <text:p>0.67948717948718</text:p>
          </table:table-cell>
          <table:table-cell table:number-columns-repeated="2"/>
          <table:table-cell table:formula="of:=[.M11]/[.N11]" office:value-type="float" office:value="0.770833333333333" calcext:value-type="float">
            <text:p>0.770833333333333</text:p>
          </table:table-cell>
          <table:table-cell table:number-columns-repeated="2"/>
          <table:table-cell table:formula="of:=[.P11]/[.Q11]" office:value-type="float" office:value="0.774647887323944" calcext:value-type="float">
            <text:p>0.774647887323944</text:p>
          </table:table-cell>
          <table:table-cell table:number-columns-repeated="2"/>
          <table:table-cell table:formula="of:=[.S11]/[.T11]"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12]/[.E12]" office:value-type="float" office:value="0.517543859649123" calcext:value-type="float">
            <text:p>0.517543859649123</text:p>
          </table:table-cell>
          <table:table-cell table:number-columns-repeated="2"/>
          <table:table-cell table:formula="of:=[.G12]/[.H12]" office:value-type="float" office:value="0.611898016997167" calcext:value-type="float">
            <text:p>0.611898016997167</text:p>
          </table:table-cell>
          <table:table-cell table:number-columns-repeated="2"/>
          <table:table-cell table:formula="of:=[.J12]/[.K12]" office:value-type="float" office:value="0.696629213483146" calcext:value-type="float">
            <text:p>0.696629213483146</text:p>
          </table:table-cell>
          <table:table-cell table:number-columns-repeated="2"/>
          <table:table-cell table:formula="of:=[.M12]/[.N12]" office:value-type="float" office:value="0.827586206896552" calcext:value-type="float">
            <text:p>0.827586206896552</text:p>
          </table:table-cell>
          <table:table-cell table:number-columns-repeated="2"/>
          <table:table-cell table:formula="of:=[.P12]/[.Q12]" office:value-type="float" office:value="0.914893617021277" calcext:value-type="float">
            <text:p>0.914893617021277</text:p>
          </table:table-cell>
          <table:table-cell table:number-columns-repeated="2"/>
          <table:table-cell table:formula="of:=[.S12]/[.T12]" office:value-type="float" office:value="0.883333333333333" calcext:value-type="float">
            <text:p>0.883333333333333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13]/[.E13]" office:value-type="float" office:value="0.54368932038835" calcext:value-type="float">
            <text:p>0.54368932038835</text:p>
          </table:table-cell>
          <table:table-cell table:number-columns-repeated="2"/>
          <table:table-cell table:formula="of:=[.G13]/[.H13]" office:value-type="float" office:value="0.562691131498471" calcext:value-type="float">
            <text:p>0.562691131498471</text:p>
          </table:table-cell>
          <table:table-cell table:number-columns-repeated="2"/>
          <table:table-cell table:formula="of:=[.J13]/[.K13]" office:value-type="float" office:value="0.723076923076923" calcext:value-type="float">
            <text:p>0.723076923076923</text:p>
          </table:table-cell>
          <table:table-cell table:number-columns-repeated="2"/>
          <table:table-cell table:formula="of:=[.M13]/[.N13]" office:value-type="float" office:value="0.75" calcext:value-type="float">
            <text:p>0.75</text:p>
          </table:table-cell>
          <table:table-cell table:number-columns-repeated="2"/>
          <table:table-cell table:formula="of:=[.P13]/[.Q13]" office:value-type="float" office:value="0.854838709677419" calcext:value-type="float">
            <text:p>0.854838709677419</text:p>
          </table:table-cell>
          <table:table-cell table:number-columns-repeated="2"/>
          <table:table-cell table:formula="of:=[.S13]/[.T13]" office:value-type="float" office:value="0.901408450704225" calcext:value-type="float">
            <text:p>0.901408450704225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14]/[.E14]" office:value-type="float" office:value="0.494845360824742" calcext:value-type="float">
            <text:p>0.494845360824742</text:p>
          </table:table-cell>
          <table:table-cell table:number-columns-repeated="2"/>
          <table:table-cell table:formula="of:=[.G14]/[.H14]" office:value-type="float" office:value="0.613970588235294" calcext:value-type="float">
            <text:p>0.613970588235294</text:p>
          </table:table-cell>
          <table:table-cell table:number-columns-repeated="2"/>
          <table:table-cell table:formula="of:=[.J14]/[.K14]" office:value-type="float" office:value="0.671232876712329" calcext:value-type="float">
            <text:p>0.671232876712329</text:p>
          </table:table-cell>
          <table:table-cell table:number-columns-repeated="2"/>
          <table:table-cell table:formula="of:=[.M14]/[.N14]" office:value-type="float" office:value="0.857142857142857" calcext:value-type="float">
            <text:p>0.857142857142857</text:p>
          </table:table-cell>
          <table:table-cell table:number-columns-repeated="2"/>
          <table:table-cell table:formula="of:=[.P14]/[.Q14]" office:value-type="float" office:value="0.868421052631579" calcext:value-type="float">
            <text:p>0.868421052631579</text:p>
          </table:table-cell>
          <table:table-cell table:number-columns-repeated="2"/>
          <table:table-cell table:formula="of:=[.S14]/[.T14]" office:value-type="float" office:value="0.88" calcext:value-type="float">
            <text:p>0.88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15]/[.E15]" office:value-type="float" office:value="0.519553072625698" calcext:value-type="float">
            <text:p>0.519553072625698</text:p>
          </table:table-cell>
          <table:table-cell table:number-columns-repeated="2"/>
          <table:table-cell table:formula="of:=[.G15]/[.H15]" office:value-type="float" office:value="0.580128205128205" calcext:value-type="float">
            <text:p>0.580128205128205</text:p>
          </table:table-cell>
          <table:table-cell table:number-columns-repeated="2"/>
          <table:table-cell table:formula="of:=[.J15]/[.K15]" office:value-type="float" office:value="0.753246753246753" calcext:value-type="float">
            <text:p>0.753246753246753</text:p>
          </table:table-cell>
          <table:table-cell table:number-columns-repeated="2"/>
          <table:table-cell table:formula="of:=[.M15]/[.N15]" office:value-type="float" office:value="0.655172413793103" calcext:value-type="float">
            <text:p>0.655172413793103</text:p>
          </table:table-cell>
          <table:table-cell table:number-columns-repeated="2"/>
          <table:table-cell table:formula="of:=[.P15]/[.Q15]" office:value-type="float" office:value="0.796296296296296" calcext:value-type="float">
            <text:p>0.796296296296296</text:p>
          </table:table-cell>
          <table:table-cell table:number-columns-repeated="2"/>
          <table:table-cell table:formula="of:=[.S15]/[.T15]" office:value-type="float" office:value="0.876543209876543" calcext:value-type="float">
            <text:p>0.876543209876543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16]/[.E16]" office:value-type="float" office:value="0.514522821576763" calcext:value-type="float">
            <text:p>0.514522821576763</text:p>
          </table:table-cell>
          <table:table-cell table:number-columns-repeated="2"/>
          <table:table-cell table:formula="of:=[.G16]/[.H16]" office:value-type="float" office:value="0.622448979591837" calcext:value-type="float">
            <text:p>0.622448979591837</text:p>
          </table:table-cell>
          <table:table-cell table:number-columns-repeated="2"/>
          <table:table-cell table:formula="of:=[.J16]/[.K16]" office:value-type="float" office:value="0.634615384615385" calcext:value-type="float">
            <text:p>0.634615384615385</text:p>
          </table:table-cell>
          <table:table-cell table:number-columns-repeated="2"/>
          <table:table-cell table:formula="of:=[.M16]/[.N16]" office:value-type="float" office:value="0.717391304347826" calcext:value-type="float">
            <text:p>0.717391304347826</text:p>
          </table:table-cell>
          <table:table-cell table:number-columns-repeated="2"/>
          <table:table-cell table:formula="of:=[.P16]/[.Q16]" office:value-type="float" office:value="0.818181818181818" calcext:value-type="float">
            <text:p>0.818181818181818</text:p>
          </table:table-cell>
          <table:table-cell table:number-columns-repeated="2"/>
          <table:table-cell table:formula="of:=[.S16]/[.T16]" office:value-type="float" office:value="0.87037037037037" calcext:value-type="float">
            <text:p>0.87037037037037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17]/[.E17]" office:value-type="float" office:value="0.472934472934473" calcext:value-type="float">
            <text:p>0.472934472934473</text:p>
          </table:table-cell>
          <table:table-cell table:number-columns-repeated="2"/>
          <table:table-cell table:formula="of:=[.G17]/[.H17]" office:value-type="float" office:value="0.692307692307692" calcext:value-type="float">
            <text:p>0.692307692307692</text:p>
          </table:table-cell>
          <table:table-cell table:number-columns-repeated="2"/>
          <table:table-cell table:formula="of:=[.J17]/[.K17]" office:value-type="float" office:value="0.811594202898551" calcext:value-type="float">
            <text:p>0.811594202898551</text:p>
          </table:table-cell>
          <table:table-cell table:number-columns-repeated="2"/>
          <table:table-cell table:formula="of:=[.M17]/[.N17]" office:value-type="float" office:value="0.781021897810219" calcext:value-type="float">
            <text:p>0.781021897810219</text:p>
          </table:table-cell>
          <table:table-cell table:number-columns-repeated="2"/>
          <table:table-cell table:formula="of:=[.P17]/[.Q17]" office:value-type="float" office:value="0.865979381443299" calcext:value-type="float">
            <text:p>0.865979381443299</text:p>
          </table:table-cell>
          <table:table-cell table:number-columns-repeated="2"/>
          <table:table-cell table:formula="of:=[.S17]/[.T17]" office:value-type="float" office:value="0.91" calcext:value-type="float">
            <text:p>0.9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18]/[.E18]" office:value-type="float" office:value="0.519927536231884" calcext:value-type="float">
            <text:p>0.519927536231884</text:p>
          </table:table-cell>
          <table:table-cell table:number-columns-repeated="2"/>
          <table:table-cell table:formula="of:=[.G18]/[.H18]" office:value-type="float" office:value="0.710526315789474" calcext:value-type="float">
            <text:p>0.710526315789474</text:p>
          </table:table-cell>
          <table:table-cell table:number-columns-repeated="2"/>
          <table:table-cell table:formula="of:=[.J18]/[.K18]" office:value-type="float" office:value="0.716981132075472" calcext:value-type="float">
            <text:p>0.716981132075472</text:p>
          </table:table-cell>
          <table:table-cell table:number-columns-repeated="2"/>
          <table:table-cell table:formula="of:=[.M18]/[.N18]" office:value-type="float" office:value="0.843137254901961" calcext:value-type="float">
            <text:p>0.843137254901961</text:p>
          </table:table-cell>
          <table:table-cell table:number-columns-repeated="2"/>
          <table:table-cell table:formula="of:=[.P18]/[.Q18]" office:value-type="float" office:value="0.82258064516129" calcext:value-type="float">
            <text:p>0.82258064516129</text:p>
          </table:table-cell>
          <table:table-cell table:number-columns-repeated="2"/>
          <table:table-cell table:formula="of:=[.S18]/[.T18]" office:value-type="float" office:value="0.933962264150943" calcext:value-type="float">
            <text:p>0.933962264150943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19]/[.E19]" office:value-type="float" office:value="0.490765171503958" calcext:value-type="float">
            <text:p>0.490765171503958</text:p>
          </table:table-cell>
          <table:table-cell table:number-columns-repeated="2"/>
          <table:table-cell table:formula="of:=[.G19]/[.H19]" office:value-type="float" office:value="0.58974358974359" calcext:value-type="float">
            <text:p>0.58974358974359</text:p>
          </table:table-cell>
          <table:table-cell table:number-columns-repeated="2"/>
          <table:table-cell table:formula="of:=[.J19]/[.K19]" office:value-type="float" office:value="0.761194029850746" calcext:value-type="float">
            <text:p>0.761194029850746</text:p>
          </table:table-cell>
          <table:table-cell table:number-columns-repeated="2"/>
          <table:table-cell table:formula="of:=[.M19]/[.N19]" office:value-type="float" office:value="0.75" calcext:value-type="float">
            <text:p>0.75</text:p>
          </table:table-cell>
          <table:table-cell table:number-columns-repeated="2"/>
          <table:table-cell table:formula="of:=[.P19]/[.Q19]" office:value-type="float" office:value="0.833333333333333" calcext:value-type="float">
            <text:p>0.833333333333333</text:p>
          </table:table-cell>
          <table:table-cell table:number-columns-repeated="2"/>
          <table:table-cell table:formula="of:=[.S19]/[.T19]" office:value-type="float" office:value="0.842105263157895" calcext:value-type="float">
            <text:p>0.842105263157895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style-name="ce5" office:value-type="string" calcext:value-type="string" table:number-columns-spanned="1" table:number-rows-spanned="9">
            <text:p>Mixture 2 (SN598 and CZ0005)</text:p>
          </table:table-cell>
          <table:table-cell table:formula="of:=[.D22]/[.E22]" office:value-type="float" office:value="0.54978354978355" calcext:value-type="float">
            <text:p>0.54978354978355</text:p>
          </table:table-cell>
          <table:table-cell table:number-columns-repeated="2"/>
          <table:table-cell table:formula="of:=[.G22]/[.H22]" office:value-type="float" office:value="0.574468085106383" calcext:value-type="float">
            <text:p>0.574468085106383</text:p>
          </table:table-cell>
          <table:table-cell table:number-columns-repeated="2"/>
          <table:table-cell table:formula="of:=[.J22]/[.K22]" office:value-type="float" office:value="0.705882352941177" calcext:value-type="float">
            <text:p>0.705882352941177</text:p>
          </table:table-cell>
          <table:table-cell table:number-columns-repeated="2"/>
          <table:table-cell table:formula="of:=[.M22]/[.N22]" office:value-type="float" office:value="0.75" calcext:value-type="float">
            <text:p>0.75</text:p>
          </table:table-cell>
          <table:table-cell table:number-columns-repeated="2"/>
          <table:table-cell table:formula="of:=[.P22]/[.Q22]" office:value-type="float" office:value="0.785714285714286" calcext:value-type="float">
            <text:p>0.785714285714286</text:p>
          </table:table-cell>
          <table:table-cell table:number-columns-repeated="2"/>
          <table:table-cell table:formula="of:=[.S22]/[.T22]" office:value-type="float" office:value="0.886792452830189" calcext:value-type="float">
            <text:p>0.886792452830189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23]/[.E23]" office:value-type="float" office:value="0.489164086687307" calcext:value-type="float">
            <text:p>0.489164086687307</text:p>
          </table:table-cell>
          <table:table-cell table:number-columns-repeated="2"/>
          <table:table-cell table:formula="of:=[.G23]/[.H23]" office:value-type="float" office:value="0.659090909090909" calcext:value-type="float">
            <text:p>0.659090909090909</text:p>
          </table:table-cell>
          <table:table-cell table:number-columns-repeated="2"/>
          <table:table-cell table:formula="of:=[.J23]/[.K23]" office:value-type="float" office:value="0.582089552238806" calcext:value-type="float">
            <text:p>0.582089552238806</text:p>
          </table:table-cell>
          <table:table-cell table:number-columns-repeated="2"/>
          <table:table-cell table:formula="of:=[.M23]/[.N23]" office:value-type="float" office:value="0.719512195121951" calcext:value-type="float">
            <text:p>0.719512195121951</text:p>
          </table:table-cell>
          <table:table-cell table:number-columns-repeated="2"/>
          <table:table-cell table:formula="of:=[.P23]/[.Q23]" office:value-type="float" office:value="0.842105263157895" calcext:value-type="float">
            <text:p>0.842105263157895</text:p>
          </table:table-cell>
          <table:table-cell table:number-columns-repeated="2"/>
          <table:table-cell table:formula="of:=[.S23]/[.T23]" office:value-type="float" office:value="0.771739130434783" calcext:value-type="float">
            <text:p>0.771739130434783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24]/[.E24]" office:value-type="float" office:value="0.470149253731343" calcext:value-type="float">
            <text:p>0.470149253731343</text:p>
          </table:table-cell>
          <table:table-cell table:number-columns-repeated="2"/>
          <table:table-cell table:formula="of:=[.G24]/[.H24]" office:value-type="float" office:value="0.622222222222222" calcext:value-type="float">
            <text:p>0.622222222222222</text:p>
          </table:table-cell>
          <table:table-cell table:number-columns-repeated="2"/>
          <table:table-cell table:formula="of:=[.J24]/[.K24]" office:value-type="float" office:value="0.717948717948718" calcext:value-type="float">
            <text:p>0.717948717948718</text:p>
          </table:table-cell>
          <table:table-cell table:number-columns-repeated="2"/>
          <table:table-cell table:formula="of:=[.M24]/[.N24]" office:value-type="float" office:value="0.724137931034483" calcext:value-type="float">
            <text:p>0.724137931034483</text:p>
          </table:table-cell>
          <table:table-cell table:number-columns-repeated="2"/>
          <table:table-cell table:formula="of:=[.P24]/[.Q24]" office:value-type="float" office:value="0.859375" calcext:value-type="float">
            <text:p>0.859375</text:p>
          </table:table-cell>
          <table:table-cell table:number-columns-repeated="2"/>
          <table:table-cell table:formula="of:=[.S24]/[.T24]" office:value-type="float" office:value="0.877551020408163" calcext:value-type="float">
            <text:p>0.877551020408163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25]/[.E25]" office:value-type="float" office:value="0.403100775193798" calcext:value-type="float">
            <text:p>0.403100775193798</text:p>
          </table:table-cell>
          <table:table-cell table:number-columns-repeated="5"/>
          <table:table-cell table:formula="of:=[.J25]/[.K25]" office:value-type="float" office:value="0.681818181818182" calcext:value-type="float">
            <text:p>0.681818181818182</text:p>
          </table:table-cell>
          <table:table-cell table:number-columns-repeated="2"/>
          <table:table-cell table:formula="of:=[.M25]/[.N25]" office:value-type="float" office:value="0.707317073170732" calcext:value-type="float">
            <text:p>0.707317073170732</text:p>
          </table:table-cell>
          <table:table-cell table:number-columns-repeated="2"/>
          <table:table-cell table:formula="of:=[.P25]/[.Q25]" office:value-type="float" office:value="0.728813559322034" calcext:value-type="float">
            <text:p>0.728813559322034</text:p>
          </table:table-cell>
          <table:table-cell table:number-columns-repeated="2"/>
          <table:table-cell table:formula="of:=[.S25]/[.T25]" office:value-type="float" office:value="0.829787234042553" calcext:value-type="float">
            <text:p>0.829787234042553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26]/[.E26]" office:value-type="float" office:value="0.495890410958904" calcext:value-type="float">
            <text:p>0.495890410958904</text:p>
          </table:table-cell>
          <table:table-cell table:number-columns-repeated="2"/>
          <table:table-cell table:formula="of:=[.G26]/[.H26]" office:value-type="float" office:value="0.571428571428571" calcext:value-type="float">
            <text:p>0.571428571428571</text:p>
          </table:table-cell>
          <table:table-cell table:number-columns-repeated="2"/>
          <table:table-cell table:formula="of:=[.J26]/[.K26]" office:value-type="float" office:value="0.671428571428571" calcext:value-type="float">
            <text:p>0.671428571428571</text:p>
          </table:table-cell>
          <table:table-cell table:number-columns-repeated="2"/>
          <table:table-cell table:formula="of:=[.M26]/[.N26]" office:value-type="float" office:value="0.717647058823529" calcext:value-type="float">
            <text:p>0.717647058823529</text:p>
          </table:table-cell>
          <table:table-cell table:number-columns-repeated="2"/>
          <table:table-cell table:formula="of:=[.P26]/[.Q26]" office:value-type="float" office:value="0.854545454545455" calcext:value-type="float">
            <text:p>0.854545454545455</text:p>
          </table:table-cell>
          <table:table-cell table:number-columns-repeated="2"/>
          <table:table-cell table:formula="of:=[.S26]/[.T26]" office:value-type="float" office:value="0.884955752212389" calcext:value-type="float">
            <text:p>0.884955752212389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27]/[.E27]" office:value-type="float" office:value="0.470225872689938" calcext:value-type="float">
            <text:p>0.470225872689938</text:p>
          </table:table-cell>
          <table:table-cell table:number-columns-repeated="2"/>
          <table:table-cell table:formula="of:=[.G27]/[.H27]" office:value-type="float" office:value="0.615384615384615" calcext:value-type="float">
            <text:p>0.615384615384615</text:p>
          </table:table-cell>
          <table:table-cell table:number-columns-repeated="2"/>
          <table:table-cell table:formula="of:=[.J27]/[.K27]" office:value-type="float" office:value="0.666666666666667" calcext:value-type="float">
            <text:p>0.666666666666667</text:p>
          </table:table-cell>
          <table:table-cell table:number-columns-repeated="2"/>
          <table:table-cell table:formula="of:=[.M27]/[.N27]" office:value-type="float" office:value="0.714285714285714" calcext:value-type="float">
            <text:p>0.714285714285714</text:p>
          </table:table-cell>
          <table:table-cell table:number-columns-repeated="2"/>
          <table:table-cell table:formula="of:=[.P27]/[.Q27]" office:value-type="float" office:value="0.792207792207792" calcext:value-type="float">
            <text:p>0.792207792207792</text:p>
          </table:table-cell>
          <table:table-cell table:number-columns-repeated="2"/>
          <table:table-cell table:formula="of:=[.S27]/[.T27]" office:value-type="float" office:value="0.900990099009901" calcext:value-type="float">
            <text:p>0.90099009900990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28]/[.E28]" office:value-type="float" office:value="0.49738219895288" calcext:value-type="float">
            <text:p>0.49738219895288</text:p>
          </table:table-cell>
          <table:table-cell table:number-columns-repeated="2"/>
          <table:table-cell table:formula="of:=[.G28]/[.H28]" office:value-type="float" office:value="0.58" calcext:value-type="float">
            <text:p>0.58</text:p>
          </table:table-cell>
          <table:table-cell table:number-columns-repeated="2"/>
          <table:table-cell table:formula="of:=[.J28]/[.K28]" office:value-type="float" office:value="0.691176470588235" calcext:value-type="float">
            <text:p>0.691176470588235</text:p>
          </table:table-cell>
          <table:table-cell table:number-columns-repeated="2"/>
          <table:table-cell table:formula="of:=[.M28]/[.N28]" office:value-type="float" office:value="0.7" calcext:value-type="float">
            <text:p>0.7</text:p>
          </table:table-cell>
          <table:table-cell table:number-columns-repeated="2"/>
          <table:table-cell table:formula="of:=[.P28]/[.Q28]" office:value-type="float" office:value="0.841269841269841" calcext:value-type="float">
            <text:p>0.841269841269841</text:p>
          </table:table-cell>
          <table:table-cell table:number-columns-repeated="2"/>
          <table:table-cell table:formula="of:=[.S28]/[.T28]" office:value-type="float" office:value="0.913461538461538" calcext:value-type="float">
            <text:p>0.913461538461538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29]/[.E29]" office:value-type="float" office:value="0.423558897243108" calcext:value-type="float">
            <text:p>0.423558897243108</text:p>
          </table:table-cell>
          <table:table-cell table:number-columns-repeated="2"/>
          <table:table-cell table:formula="of:=[.G29]/[.H29]" office:value-type="float" office:value="0.53448275862069" calcext:value-type="float">
            <text:p>0.53448275862069</text:p>
          </table:table-cell>
          <table:table-cell table:number-columns-repeated="2"/>
          <table:table-cell table:formula="of:=[.J29]/[.K29]" office:value-type="float" office:value="0.676056338028169" calcext:value-type="float">
            <text:p>0.676056338028169</text:p>
          </table:table-cell>
          <table:table-cell table:number-columns-repeated="2"/>
          <table:table-cell table:formula="of:=[.M29]/[.N29]" office:value-type="float" office:value="0.80327868852459" calcext:value-type="float">
            <text:p>0.80327868852459</text:p>
          </table:table-cell>
          <table:table-cell table:number-columns-repeated="2"/>
          <table:table-cell table:formula="of:=[.P29]/[.Q29]" office:value-type="float" office:value="0.790322580645161" calcext:value-type="float">
            <text:p>0.790322580645161</text:p>
          </table:table-cell>
          <table:table-cell table:number-columns-repeated="2"/>
          <table:table-cell table:formula="of:=[.S29]/[.T29]" office:value-type="float" office:value="0.877777777777778" calcext:value-type="float">
            <text:p>0.877777777777778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30]/[.E30]" office:value-type="float" office:value="0.47380410022779" calcext:value-type="float">
            <text:p>0.47380410022779</text:p>
          </table:table-cell>
          <table:table-cell table:number-columns-repeated="2"/>
          <table:table-cell table:formula="of:=[.G30]/[.H30]" office:value-type="float" office:value="0.622641509433962" calcext:value-type="float">
            <text:p>0.622641509433962</text:p>
          </table:table-cell>
          <table:table-cell table:number-columns-repeated="2"/>
          <table:table-cell table:formula="of:=[.J30]/[.K30]" office:value-type="float" office:value="0.655737704918033" calcext:value-type="float">
            <text:p>0.655737704918033</text:p>
          </table:table-cell>
          <table:table-cell table:number-columns-repeated="2"/>
          <table:table-cell table:formula="of:=[.M30]/[.N30]" office:value-type="float" office:value="0.743589743589744" calcext:value-type="float">
            <text:p>0.743589743589744</text:p>
          </table:table-cell>
          <table:table-cell table:number-columns-repeated="2"/>
          <table:table-cell table:formula="of:=[.P30]/[.Q30]" office:value-type="float" office:value="0.759493670886076" calcext:value-type="float">
            <text:p>0.759493670886076</text:p>
          </table:table-cell>
          <table:table-cell table:number-columns-repeated="2"/>
          <table:table-cell table:formula="of:=[.S30]/[.T30]" office:value-type="float" office:value="0.889830508474576" calcext:value-type="float">
            <text:p>0.889830508474576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style-name="ce50" office:value-type="string" calcext:value-type="string" table:number-columns-spanned="1" table:number-rows-spanned="6">
            <text:p>Mixture 1 (JT101 and CZ0006)</text:p>
          </table:table-cell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AVERAGE([.D36:.D44])" office:value-type="float" office:value="0.511108612834133" calcext:value-type="float">
            <text:p>0.511108612834133</text:p>
          </table:table-cell>
          <table:table-cell table:number-columns-repeated="2"/>
          <table:table-cell table:formula="of:=AVERAGE([.G36:.G44])" office:value-type="float" office:value="0.62448946297486" calcext:value-type="float">
            <text:p>0.62448946297486</text:p>
          </table:table-cell>
          <table:table-cell table:number-columns-repeated="2"/>
          <table:table-cell table:formula="of:=AVERAGE([.J36:.J44])" office:value-type="float" office:value="0.716450855049609" calcext:value-type="float">
            <text:p>0.716450855049609</text:p>
          </table:table-cell>
          <table:table-cell table:number-columns-repeated="2"/>
          <table:table-cell table:formula="of:=AVERAGE([.M36:.M44])" office:value-type="float" office:value="0.772476140913983" calcext:value-type="float">
            <text:p>0.772476140913983</text:p>
          </table:table-cell>
          <table:table-cell table:number-columns-repeated="2"/>
          <table:table-cell table:formula="of:=AVERAGE([.P36:.P44])" office:value-type="float" office:value="0.838796971230029" calcext:value-type="float">
            <text:p>0.838796971230029</text:p>
          </table:table-cell>
          <table:table-cell table:number-columns-repeated="2"/>
          <table:table-cell table:formula="of:=AVERAGE([.S36:.S44])" office:value-type="float" office:value="0.885858099065923" calcext:value-type="float">
            <text:p>0.885858099065923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STDEV([.D36:.D44])" office:value-type="float" office:value="0.0212922937761944" calcext:value-type="float">
            <text:p>0.0212922937761944</text:p>
          </table:table-cell>
          <table:table-cell table:number-columns-repeated="2"/>
          <table:table-cell table:formula="of:=STDEV([.G36:.G44])" office:value-type="float" office:value="0.0492672643130057" calcext:value-type="float">
            <text:p>0.0492672643130057</text:p>
          </table:table-cell>
          <table:table-cell table:number-columns-repeated="2"/>
          <table:table-cell table:formula="of:=STDEV([.J36:.J44])" office:value-type="float" office:value="0.0535645090033114" calcext:value-type="float">
            <text:p>0.0535645090033114</text:p>
          </table:table-cell>
          <table:table-cell table:number-columns-repeated="2"/>
          <table:table-cell table:formula="of:=STDEV([.M36:.M44])" office:value-type="float" office:value="0.064303140916699" calcext:value-type="float">
            <text:p>0.064303140916699</text:p>
          </table:table-cell>
          <table:table-cell table:number-columns-repeated="2"/>
          <table:table-cell table:formula="of:=STDEV([.P36:.P44])" office:value-type="float" office:value="0.0422843409819596" calcext:value-type="float">
            <text:p>0.0422843409819596</text:p>
          </table:table-cell>
          <table:table-cell table:number-columns-repeated="2"/>
          <table:table-cell table:formula="of:=STDEV([.S36:.S44])" office:value-type="float" office:value="0.0263111030461973" calcext:value-type="float">
            <text:p>0.0263111030461973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60]*2.306/SQRT(COUNT([.D36:.D44]))" office:value-type="float" office:value="0.0163666764826348" calcext:value-type="float">
            <text:p>0.0163666764826348</text:p>
          </table:table-cell>
          <table:table-cell table:number-columns-repeated="2"/>
          <table:table-cell table:formula="of:=[.G60]*2.306/SQRT(COUNT([.G36:.G44]))" office:value-type="float" office:value="0.0378701038352637" calcext:value-type="float">
            <text:p>0.0378701038352637</text:p>
          </table:table-cell>
          <table:table-cell table:number-columns-repeated="2"/>
          <table:table-cell table:formula="of:=[.J60]*2.306/SQRT(COUNT([.J36:.J44]))" office:value-type="float" office:value="0.0411732525872121" calcext:value-type="float">
            <text:p>0.0411732525872121</text:p>
          </table:table-cell>
          <table:table-cell table:number-columns-repeated="2"/>
          <table:table-cell table:formula="of:=[.M60]*2.306/SQRT(COUNT([.M36:.M44]))" office:value-type="float" office:value="0.049427680984636" calcext:value-type="float">
            <text:p>0.049427680984636</text:p>
          </table:table-cell>
          <table:table-cell table:number-columns-repeated="2"/>
          <table:table-cell table:formula="of:=[.P60]*2.306/SQRT(COUNT([.P36:.P44]))" office:value-type="float" office:value="0.0325025634347996" calcext:value-type="float">
            <text:p>0.0325025634347996</text:p>
          </table:table-cell>
          <table:table-cell table:number-columns-repeated="2"/>
          <table:table-cell table:formula="of:=[.S60]*2.306/SQRT(COUNT([.S36:.S44]))" office:value-type="float" office:value="0.0202244678748436" calcext:value-type="float">
            <text:p>0.0202244678748436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style-name="ce50" office:value-type="string" calcext:value-type="string" table:number-columns-spanned="1" table:number-rows-spanned="6">
            <text:p>Mixture 2 (SN598 and CZ0005)</text:p>
          </table:table-cell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AVERAGE([.D47:.D55])" office:value-type="float" office:value="0.474784349496513" calcext:value-type="float">
            <text:p>0.474784349496513</text:p>
          </table:table-cell>
          <table:table-cell table:number-columns-repeated="2"/>
          <table:table-cell table:formula="of:=AVERAGE([.G47:.G55])" office:value-type="float" office:value="0.597464833910919" calcext:value-type="float">
            <text:p>0.597464833910919</text:p>
          </table:table-cell>
          <table:table-cell table:number-columns-repeated="2"/>
          <table:table-cell table:formula="of:=AVERAGE([.J47:.J55])" office:value-type="float" office:value="0.672089395175173" calcext:value-type="float">
            <text:p>0.672089395175173</text:p>
          </table:table-cell>
          <table:table-cell table:number-columns-repeated="2"/>
          <table:table-cell table:formula="of:=AVERAGE([.M47:.M55])" office:value-type="float" office:value="0.731085378283416" calcext:value-type="float">
            <text:p>0.731085378283416</text:p>
          </table:table-cell>
          <table:table-cell table:number-columns-repeated="2"/>
          <table:table-cell table:formula="of:=AVERAGE([.P47:.P55])" office:value-type="float" office:value="0.805983049749838" calcext:value-type="float">
            <text:p>0.805983049749838</text:p>
          </table:table-cell>
          <table:table-cell table:number-columns-repeated="2"/>
          <table:table-cell table:formula="of:=AVERAGE([.S47:.S55])" office:value-type="float" office:value="0.870320612627986" calcext:value-type="float">
            <text:p>0.870320612627986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STDEV([.D47:.D55])" office:value-type="float" office:value="0.0427106427185223" calcext:value-type="float">
            <text:p>0.0427106427185223</text:p>
          </table:table-cell>
          <table:table-cell table:number-columns-repeated="2"/>
          <table:table-cell table:formula="of:=STDEV([.G47:.G55])" office:value-type="float" office:value="0.0393594871982652" calcext:value-type="float">
            <text:p>0.0393594871982652</text:p>
          </table:table-cell>
          <table:table-cell table:number-columns-repeated="2"/>
          <table:table-cell table:formula="of:=STDEV([.J47:.J55])" office:value-type="float" office:value="0.0389180806761593" calcext:value-type="float">
            <text:p>0.0389180806761593</text:p>
          </table:table-cell>
          <table:table-cell table:number-columns-repeated="2"/>
          <table:table-cell table:formula="of:=STDEV([.M47:.M55])" office:value-type="float" office:value="0.0314289912203563" calcext:value-type="float">
            <text:p>0.0314289912203563</text:p>
          </table:table-cell>
          <table:table-cell table:number-columns-repeated="2"/>
          <table:table-cell table:formula="of:=STDEV([.P47:.P55])" office:value-type="float" office:value="0.0457181622509109" calcext:value-type="float">
            <text:p>0.0457181622509109</text:p>
          </table:table-cell>
          <table:table-cell table:number-columns-repeated="2"/>
          <table:table-cell table:formula="of:=STDEV([.S47:.S55])" office:value-type="float" office:value="0.0434986397239199" calcext:value-type="float">
            <text:p>0.0434986397239199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2.306 * [.D67]/SQRT(COUNT([.D47:.D55]))" office:value-type="float" office:value="0.0328302473696375" calcext:value-type="float">
            <text:p>0.0328302473696375</text:p>
          </table:table-cell>
          <table:table-cell table:number-columns-repeated="2"/>
          <table:table-cell table:formula="of:=2.365 * [.G67]/SQRT(COUNT([.G47:.G55]))" office:value-type="float" office:value="0.0329105835570185" calcext:value-type="float">
            <text:p>0.0329105835570185</text:p>
          </table:table-cell>
          <table:table-cell table:number-columns-repeated="2"/>
          <table:table-cell table:formula="of:=2.306 * [.J67]/SQRT(COUNT([.J47:.J55]))" office:value-type="float" office:value="0.0299150313464078" calcext:value-type="float">
            <text:p>0.0299150313464078</text:p>
          </table:table-cell>
          <table:table-cell table:number-columns-repeated="2"/>
          <table:table-cell table:formula="of:=2.306 * [.M67]/SQRT(COUNT([.M47:.M55]))" office:value-type="float" office:value="0.0241584179180472" calcext:value-type="float">
            <text:p>0.0241584179180472</text:p>
          </table:table-cell>
          <table:table-cell table:number-columns-repeated="2"/>
          <table:table-cell table:formula="of:=2.306 * [.P67]/SQRT(COUNT([.P47:.P55]))" office:value-type="float" office:value="0.0351420273835335" calcext:value-type="float">
            <text:p>0.0351420273835335</text:p>
          </table:table-cell>
          <table:table-cell table:number-columns-repeated="2"/>
          <table:table-cell table:formula="of:=2.306 * [.S67]/SQRT(COUNT([.S47:.S55]))" office:value-type="float" office:value="0.0334359544011197" calcext:value-type="float">
            <text:p>0.0334359544011197</text:p>
          </table:table-cell>
          <table:table-cell table:number-columns-repeated="4"/>
        </table:table-row>
        <table:table-row table:style-name="ro1" table:number-rows-repeated="9">
          <table:table-cell table:number-columns-repeated="23"/>
        </table:table-row>
        <table:table-row table:style-name="ro1">
          <table:table-cell/>
          <table:table-cell table:style-name="ce50" office:value-type="string" calcext:value-type="string" table:number-columns-spanned="1" table:number-rows-spanned="51">
            <text:p>Solid Media Competition Experiment Data</text:p>
          </table:table-cell>
          <table:table-cell/>
          <table:table-cell office:value-type="string" calcext:value-type="string">
            <text:p>day 0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table:number-columns-repeated="4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0" office:value-type="string" calcext:value-type="string" table:number-columns-spanned="1" table:number-rows-spanned="6">
            <text:p>Mixture 1 (JT101 and CZ0006)</text:p>
          </table:table-cell>
          <table:table-cell office:value-type="float" office:value="370" calcext:value-type="float">
            <text:p>37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02" calcext:value-type="float">
            <text:p>30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42" calcext:value-type="float">
            <text:p>34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430" calcext:value-type="float">
            <text:p>430</text:p>
          </table:table-cell>
          <table:table-cell/>
          <table:table-cell table:number-columns-repeated="2" office:value-type="string" calcext:value-type="string">
            <text:p>contaminated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34" calcext:value-type="float">
            <text:p>334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54" calcext:value-type="float">
            <text:p>354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232" calcext:value-type="float">
            <text:p>232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style-name="ce50" office:value-type="string" calcext:value-type="string" table:number-columns-spanned="1" table:number-rows-spanned="6">
            <text:p>Mixture 2 (SN598 and CZ0005)</text:p>
          </table:table-cell>
          <table:table-cell office:value-type="float" office:value="274" calcext:value-type="float">
            <text:p>274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21" calcext:value-type="float">
            <text:p>321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279" calcext:value-type="float">
            <text:p>279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345" calcext:value-type="float">
            <text:p>34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264" calcext:value-type="float">
            <text:p>2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240" calcext:value-type="float">
            <text:p>240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proportion of blue bacteria per day</text:p>
          </table:table-cell>
          <table:table-cell table:number-columns-repeated="19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Day 0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50" office:value-type="string" calcext:value-type="string" table:number-columns-spanned="1" table:number-rows-spanned="6">
            <text:p>Mixture 1 (JT101 and CZ0006)</text:p>
          </table:table-cell>
          <table:table-cell table:formula="of:=[.D81]/[.E81]" office:value-type="float" office:value="0.562310030395137" calcext:value-type="float">
            <text:p>0.562310030395137</text:p>
          </table:table-cell>
          <table:table-cell table:number-columns-repeated="2"/>
          <table:table-cell table:formula="of:=[.G81]/[.H81]" office:value-type="float" office:value="0.702127659574468" calcext:value-type="float">
            <text:p>0.702127659574468</text:p>
          </table:table-cell>
          <table:table-cell table:number-columns-repeated="2"/>
          <table:table-cell table:formula="of:=[.J81]/[.K81]" office:value-type="float" office:value="0.699812382739212" calcext:value-type="float">
            <text:p>0.699812382739212</text:p>
          </table:table-cell>
          <table:table-cell table:number-columns-repeated="2"/>
          <table:table-cell table:formula="of:=[.M81]/[.N81]" office:value-type="float" office:value="0.819956616052061" calcext:value-type="float">
            <text:p>0.819956616052061</text:p>
          </table:table-cell>
          <table:table-cell table:number-columns-repeated="2"/>
          <table:table-cell table:formula="of:=[.P81]/[.Q81]" office:value-type="float" office:value="0.921364985163205" calcext:value-type="float">
            <text:p>0.921364985163205</text:p>
          </table:table-cell>
          <table:table-cell table:number-columns-repeated="2"/>
          <table:table-cell table:formula="of:=[.S81]/[.T81]" office:value-type="float" office:value="0.916876574307305" calcext:value-type="float">
            <text:p>0.916876574307305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82]/[.E82]" office:value-type="float" office:value="0.503333333333333" calcext:value-type="float">
            <text:p>0.503333333333333</text:p>
          </table:table-cell>
          <table:table-cell table:number-columns-repeated="2"/>
          <table:table-cell table:formula="of:=[.G82]/[.H82]" office:value-type="float" office:value="0.675619834710744" calcext:value-type="float">
            <text:p>0.675619834710744</text:p>
          </table:table-cell>
          <table:table-cell table:number-columns-repeated="2"/>
          <table:table-cell table:formula="of:=[.J82]/[.K82]" office:value-type="float" office:value="0.718213058419244" calcext:value-type="float">
            <text:p>0.718213058419244</text:p>
          </table:table-cell>
          <table:table-cell table:number-columns-repeated="2"/>
          <table:table-cell table:formula="of:=[.M82]/[.N82]" office:value-type="float" office:value="0.847826086956522" calcext:value-type="float">
            <text:p>0.847826086956522</text:p>
          </table:table-cell>
          <table:table-cell table:number-columns-repeated="2"/>
          <table:table-cell table:formula="of:=[.P82]/[.Q82]" office:value-type="float" office:value="0.820717131474104" calcext:value-type="float">
            <text:p>0.820717131474104</text:p>
          </table:table-cell>
          <table:table-cell table:number-columns-repeated="2"/>
          <table:table-cell table:formula="of:=[.S82]/[.T82]" office:value-type="float" office:value="0.966386554621849" calcext:value-type="float">
            <text:p>0.966386554621849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83]/[.E83]" office:value-type="float" office:value="0.575757575757576" calcext:value-type="float">
            <text:p>0.575757575757576</text:p>
          </table:table-cell>
          <table:table-cell table:number-columns-repeated="2"/>
          <table:table-cell table:formula="of:=[.G83]/[.H83]" office:value-type="float" office:value="0.691176470588235" calcext:value-type="float">
            <text:p>0.691176470588235</text:p>
          </table:table-cell>
          <table:table-cell table:number-columns-repeated="2"/>
          <table:table-cell table:formula="of:=[.J83]/[.K83]" office:value-type="float" office:value="0.786046511627907" calcext:value-type="float">
            <text:p>0.786046511627907</text:p>
          </table:table-cell>
          <table:table-cell table:number-columns-repeated="5"/>
          <table:table-cell table:formula="of:=[.P83]/[.Q83]" office:value-type="float" office:value="0.822981366459627" calcext:value-type="float">
            <text:p>0.822981366459627</text:p>
          </table:table-cell>
          <table:table-cell table:number-columns-repeated="2"/>
          <table:table-cell table:formula="of:=[.S83]/[.T83]" office:value-type="float" office:value="0.888888888888889" calcext:value-type="float">
            <text:p>0.888888888888889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84]/[.E84]" office:value-type="float" office:value="0.554817275747508" calcext:value-type="float">
            <text:p>0.554817275747508</text:p>
          </table:table-cell>
          <table:table-cell table:number-columns-repeated="2"/>
          <table:table-cell table:formula="of:=[.G84]/[.H84]" office:value-type="float" office:value="0.607692307692308" calcext:value-type="float">
            <text:p>0.607692307692308</text:p>
          </table:table-cell>
          <table:table-cell table:number-columns-repeated="2"/>
          <table:table-cell table:formula="of:=[.J84]/[.K84]" office:value-type="float" office:value="0.695652173913044" calcext:value-type="float">
            <text:p>0.695652173913044</text:p>
          </table:table-cell>
          <table:table-cell table:number-columns-repeated="2"/>
          <table:table-cell table:formula="of:=[.M84]/[.N84]" office:value-type="float" office:value="0.817629179331307" calcext:value-type="float">
            <text:p>0.817629179331307</text:p>
          </table:table-cell>
          <table:table-cell table:number-columns-repeated="2"/>
          <table:table-cell table:formula="of:=[.P84]/[.Q84]" office:value-type="float" office:value="0.80798969072165" calcext:value-type="float">
            <text:p>0.80798969072165</text:p>
          </table:table-cell>
          <table:table-cell table:number-columns-repeated="2"/>
          <table:table-cell table:formula="of:=[.S84]/[.T84]" office:value-type="float" office:value="0.884057971014493" calcext:value-type="float">
            <text:p>0.884057971014493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85]/[.E85]" office:value-type="float" office:value="0.537993920972644" calcext:value-type="float">
            <text:p>0.537993920972644</text:p>
          </table:table-cell>
          <table:table-cell table:number-columns-repeated="2"/>
          <table:table-cell table:formula="of:=[.G85]/[.H85]" office:value-type="float" office:value="0.656903765690377" calcext:value-type="float">
            <text:p>0.656903765690377</text:p>
          </table:table-cell>
          <table:table-cell table:number-columns-repeated="2"/>
          <table:table-cell table:formula="of:=[.J85]/[.K85]" office:value-type="float" office:value="0.71219512195122" calcext:value-type="float">
            <text:p>0.71219512195122</text:p>
          </table:table-cell>
          <table:table-cell table:number-columns-repeated="2"/>
          <table:table-cell table:formula="of:=[.M85]/[.N85]" office:value-type="float" office:value="0.836448598130841" calcext:value-type="float">
            <text:p>0.836448598130841</text:p>
          </table:table-cell>
          <table:table-cell table:number-columns-repeated="2"/>
          <table:table-cell table:formula="of:=[.P85]/[.Q85]" office:value-type="float" office:value="0.901587301587302" calcext:value-type="float">
            <text:p>0.901587301587302</text:p>
          </table:table-cell>
          <table:table-cell table:number-columns-repeated="2"/>
          <table:table-cell table:formula="of:=[.S85]/[.T85]" office:value-type="float" office:value="0.912621359223301" calcext:value-type="float">
            <text:p>0.91262135922330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86]/[.E86]" office:value-type="float" office:value="0.508771929824561" calcext:value-type="float">
            <text:p>0.508771929824561</text:p>
          </table:table-cell>
          <table:table-cell table:number-columns-repeated="2"/>
          <table:table-cell table:formula="of:=[.G86]/[.H86]" office:value-type="float" office:value="0.747422680412371" calcext:value-type="float">
            <text:p>0.747422680412371</text:p>
          </table:table-cell>
          <table:table-cell table:number-columns-repeated="2"/>
          <table:table-cell table:formula="of:=[.J86]/[.K86]" office:value-type="float" office:value="0.766129032258065" calcext:value-type="float">
            <text:p>0.766129032258065</text:p>
          </table:table-cell>
          <table:table-cell table:number-columns-repeated="2"/>
          <table:table-cell table:formula="of:=[.M86]/[.N86]" office:value-type="float" office:value="0.869565217391304" calcext:value-type="float">
            <text:p>0.869565217391304</text:p>
          </table:table-cell>
          <table:table-cell table:number-columns-repeated="2"/>
          <table:table-cell table:formula="of:=[.P86]/[.Q86]" office:value-type="float" office:value="0.86046511627907" calcext:value-type="float">
            <text:p>0.86046511627907</text:p>
          </table:table-cell>
          <table:table-cell table:number-columns-repeated="2"/>
          <table:table-cell table:formula="of:=[.S86]/[.T86]" office:value-type="float" office:value="0.884057971014493" calcext:value-type="float">
            <text:p>0.884057971014493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style-name="ce50" office:value-type="string" calcext:value-type="string" table:number-columns-spanned="1" table:number-rows-spanned="6">
            <text:p>Mixture 2 (SN598 and CZ0005)</text:p>
          </table:table-cell>
          <table:table-cell table:formula="of:=[.D89]/[.E89]" office:value-type="float" office:value="0.51310861423221" calcext:value-type="float">
            <text:p>0.51310861423221</text:p>
          </table:table-cell>
          <table:table-cell table:number-columns-repeated="2"/>
          <table:table-cell table:formula="of:=[.G89]/[.H89]" office:value-type="float" office:value="0.661691542288557" calcext:value-type="float">
            <text:p>0.661691542288557</text:p>
          </table:table-cell>
          <table:table-cell table:number-columns-repeated="2"/>
          <table:table-cell table:formula="of:=[.J89]/[.K89]" office:value-type="float" office:value="0.653571428571429" calcext:value-type="float">
            <text:p>0.653571428571429</text:p>
          </table:table-cell>
          <table:table-cell table:number-columns-repeated="2"/>
          <table:table-cell table:formula="of:=[.M89]/[.N89]" office:value-type="float" office:value="0.747663551401869" calcext:value-type="float">
            <text:p>0.747663551401869</text:p>
          </table:table-cell>
          <table:table-cell table:number-columns-repeated="2"/>
          <table:table-cell table:formula="of:=[.P89]/[.Q89]" office:value-type="float" office:value="0.86096256684492" calcext:value-type="float">
            <text:p>0.86096256684492</text:p>
          </table:table-cell>
          <table:table-cell table:number-columns-repeated="2"/>
          <table:table-cell table:formula="of:=[.S89]/[.T89]" office:value-type="float" office:value="0.906542056074766" calcext:value-type="float">
            <text:p>0.906542056074766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90]/[.E90]" office:value-type="float" office:value="0.572192513368984" calcext:value-type="float">
            <text:p>0.572192513368984</text:p>
          </table:table-cell>
          <table:table-cell table:number-columns-repeated="2"/>
          <table:table-cell table:formula="of:=[.G90]/[.H90]" office:value-type="float" office:value="0.6625" calcext:value-type="float">
            <text:p>0.6625</text:p>
          </table:table-cell>
          <table:table-cell table:number-columns-repeated="2"/>
          <table:table-cell table:formula="of:=[.J90]/[.K90]" office:value-type="float" office:value="0.754045307443366" calcext:value-type="float">
            <text:p>0.754045307443366</text:p>
          </table:table-cell>
          <table:table-cell table:number-columns-repeated="2"/>
          <table:table-cell table:formula="of:=[.M90]/[.N90]" office:value-type="float" office:value="0.833333333333333" calcext:value-type="float">
            <text:p>0.833333333333333</text:p>
          </table:table-cell>
          <table:table-cell table:number-columns-repeated="2"/>
          <table:table-cell table:formula="of:=[.P90]/[.Q90]" office:value-type="float" office:value="0.923444976076555" calcext:value-type="float">
            <text:p>0.923444976076555</text:p>
          </table:table-cell>
          <table:table-cell table:number-columns-repeated="2"/>
          <table:table-cell table:formula="of:=[.S90]/[.T90]" office:value-type="float" office:value="0.966101694915254" calcext:value-type="float">
            <text:p>0.966101694915254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91]/[.E91]" office:value-type="float" office:value="0.505434782608696" calcext:value-type="float">
            <text:p>0.505434782608696</text:p>
          </table:table-cell>
          <table:table-cell table:number-columns-repeated="2"/>
          <table:table-cell table:formula="of:=[.G91]/[.H91]" office:value-type="float" office:value="0.612456747404844" calcext:value-type="float">
            <text:p>0.612456747404844</text:p>
          </table:table-cell>
          <table:table-cell table:number-columns-repeated="2"/>
          <table:table-cell table:formula="of:=[.J91]/[.K91]" office:value-type="float" office:value="0.755555555555556" calcext:value-type="float">
            <text:p>0.755555555555556</text:p>
          </table:table-cell>
          <table:table-cell table:number-columns-repeated="2"/>
          <table:table-cell table:formula="of:=[.M91]/[.N91]" office:value-type="float" office:value="0.878172588832487" calcext:value-type="float">
            <text:p>0.878172588832487</text:p>
          </table:table-cell>
          <table:table-cell table:number-columns-repeated="2"/>
          <table:table-cell table:formula="of:=[.P91]/[.Q91]" office:value-type="float" office:value="0.932346723044398" calcext:value-type="float">
            <text:p>0.932346723044398</text:p>
          </table:table-cell>
          <table:table-cell table:number-columns-repeated="2"/>
          <table:table-cell table:formula="of:=[.S91]/[.T91]" office:value-type="float" office:value="0.979118329466357" calcext:value-type="float">
            <text:p>0.979118329466357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92]/[.E92]" office:value-type="float" office:value="0.575" calcext:value-type="float">
            <text:p>0.575</text:p>
          </table:table-cell>
          <table:table-cell table:number-columns-repeated="2"/>
          <table:table-cell table:formula="of:=[.G92]/[.H92]" office:value-type="float" office:value="0.594339622641509" calcext:value-type="float">
            <text:p>0.594339622641509</text:p>
          </table:table-cell>
          <table:table-cell table:number-columns-repeated="2"/>
          <table:table-cell table:formula="of:=[.J92]/[.K92]" office:value-type="float" office:value="0.847133757961784" calcext:value-type="float">
            <text:p>0.847133757961784</text:p>
          </table:table-cell>
          <table:table-cell table:number-columns-repeated="2"/>
          <table:table-cell table:formula="of:=[.M92]/[.N92]" office:value-type="float" office:value="0.896551724137931" calcext:value-type="float">
            <text:p>0.896551724137931</text:p>
          </table:table-cell>
          <table:table-cell table:number-columns-repeated="2"/>
          <table:table-cell table:formula="of:=[.P92]/[.Q92]" office:value-type="float" office:value="0.827272727272727" calcext:value-type="float">
            <text:p>0.827272727272727</text:p>
          </table:table-cell>
          <table:table-cell table:number-columns-repeated="2"/>
          <table:table-cell table:formula="of:=[.S92]/[.T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93]/[.E93]" office:value-type="float" office:value="0.733333333333333" calcext:value-type="float">
            <text:p>0.733333333333333</text:p>
          </table:table-cell>
          <table:table-cell table:number-columns-repeated="2"/>
          <table:table-cell table:formula="of:=[.G93]/[.H93]" office:value-type="float" office:value="0.645161290322581" calcext:value-type="float">
            <text:p>0.645161290322581</text:p>
          </table:table-cell>
          <table:table-cell table:number-columns-repeated="2"/>
          <table:table-cell table:formula="of:=[.J93]/[.K93]" office:value-type="float" office:value="0.721030042918455" calcext:value-type="float">
            <text:p>0.721030042918455</text:p>
          </table:table-cell>
          <table:table-cell table:number-columns-repeated="2"/>
          <table:table-cell table:formula="of:=[.M93]/[.N93]" office:value-type="float" office:value="0.817073170731707" calcext:value-type="float">
            <text:p>0.817073170731707</text:p>
          </table:table-cell>
          <table:table-cell table:number-columns-repeated="2"/>
          <table:table-cell table:formula="of:=[.P93]/[.Q93]" office:value-type="float" office:value="0.898419864559819" calcext:value-type="float">
            <text:p>0.898419864559819</text:p>
          </table:table-cell>
          <table:table-cell table:number-columns-repeated="2"/>
          <table:table-cell table:formula="of:=[.S93]/[.T93]" office:value-type="float" office:value="0.941798941798942" calcext:value-type="float">
            <text:p>0.941798941798942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94]/[.E94]" office:value-type="float" office:value="0.487804878048781" calcext:value-type="float">
            <text:p>0.487804878048781</text:p>
          </table:table-cell>
          <table:table-cell table:number-columns-repeated="2"/>
          <table:table-cell table:formula="of:=[.G94]/[.H94]" office:value-type="float" office:value="0.590504451038576" calcext:value-type="float">
            <text:p>0.590504451038576</text:p>
          </table:table-cell>
          <table:table-cell table:number-columns-repeated="2"/>
          <table:table-cell table:formula="of:=[.J94]/[.K94]" office:value-type="float" office:value="0.578947368421053" calcext:value-type="float">
            <text:p>0.578947368421053</text:p>
          </table:table-cell>
          <table:table-cell table:number-columns-repeated="2"/>
          <table:table-cell table:formula="of:=[.M94]/[.N94]" office:value-type="float" office:value="0.683229813664596" calcext:value-type="float">
            <text:p>0.683229813664596</text:p>
          </table:table-cell>
          <table:table-cell table:number-columns-repeated="2"/>
          <table:table-cell table:formula="of:=[.P94]/[.Q94]" office:value-type="float" office:value="0.754491017964072" calcext:value-type="float">
            <text:p>0.754491017964072</text:p>
          </table:table-cell>
          <table:table-cell table:number-columns-repeated="2"/>
          <table:table-cell table:formula="of:=[.S94]/[.T94]" office:value-type="float" office:value="0.716981132075472" calcext:value-type="float">
            <text:p>0.71698113207547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style-name="ce50" office:value-type="string" calcext:value-type="string" table:number-columns-spanned="1" table:number-rows-spanned="6">
            <text:p>Mixture 1 (JT101 and CZ0006)</text:p>
          </table:table-cell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2"/>
          <table:table-cell office:value-type="string" calcext:value-type="string">
            <text:p>Average Mix 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AVERAGE([.D99:.D104])" office:value-type="float" office:value="0.54049734433846" calcext:value-type="float">
            <text:p>0.54049734433846</text:p>
          </table:table-cell>
          <table:table-cell table:number-columns-repeated="2"/>
          <table:table-cell table:formula="of:=AVERAGE([.G99:.G104])" office:value-type="float" office:value="0.680157119778084" calcext:value-type="float">
            <text:p>0.680157119778084</text:p>
          </table:table-cell>
          <table:table-cell table:number-columns-repeated="2"/>
          <table:table-cell table:formula="of:=AVERAGE([.J99:.J104])" office:value-type="float" office:value="0.729674713484782" calcext:value-type="float">
            <text:p>0.729674713484782</text:p>
          </table:table-cell>
          <table:table-cell table:number-columns-repeated="2"/>
          <table:table-cell table:formula="of:=AVERAGE([.M99:.M104])" office:value-type="float" office:value="0.838285139572407" calcext:value-type="float">
            <text:p>0.838285139572407</text:p>
          </table:table-cell>
          <table:table-cell table:number-columns-repeated="2"/>
          <table:table-cell table:formula="of:=AVERAGE([.P99:.P104])" office:value-type="float" office:value="0.855850931947493" calcext:value-type="float">
            <text:p>0.855850931947493</text:p>
          </table:table-cell>
          <table:table-cell table:number-columns-repeated="2"/>
          <table:table-cell table:formula="of:=AVERAGE([.S99:.S104])" office:value-type="float" office:value="0.908814886511722" calcext:value-type="float">
            <text:p>0.908814886511722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2"/>
          <table:table-cell office:value-type="string" calcext:value-type="string">
            <text:p>Stdev Mix 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STDEV([.D99:.D104])" office:value-type="float" office:value="0.0293873115371684" calcext:value-type="float">
            <text:p>0.0293873115371684</text:p>
          </table:table-cell>
          <table:table-cell table:number-columns-repeated="2"/>
          <table:table-cell table:formula="of:=STDEV([.G99:.G104])" office:value-type="float" office:value="0.0467787147779931" calcext:value-type="float">
            <text:p>0.0467787147779931</text:p>
          </table:table-cell>
          <table:table-cell table:number-columns-repeated="2"/>
          <table:table-cell table:formula="of:=STDEV([.J99:.J104])" office:value-type="float" office:value="0.0373975791639064" calcext:value-type="float">
            <text:p>0.0373975791639064</text:p>
          </table:table-cell>
          <table:table-cell table:number-columns-repeated="2"/>
          <table:table-cell table:formula="of:=STDEV([.M99:.M104])" office:value-type="float" office:value="0.0214210719720507" calcext:value-type="float">
            <text:p>0.0214210719720507</text:p>
          </table:table-cell>
          <table:table-cell table:number-columns-repeated="2"/>
          <table:table-cell table:formula="of:=STDEV([.P99:.P104])" office:value-type="float" office:value="0.0469269390784643" calcext:value-type="float">
            <text:p>0.0469269390784643</text:p>
          </table:table-cell>
          <table:table-cell table:number-columns-repeated="2"/>
          <table:table-cell table:formula="of:=STDEV([.S99:.S104])" office:value-type="float" office:value="0.0316759597320715" calcext:value-type="float">
            <text:p>0.0316759597320715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2"/>
          <table:table-cell office:value-type="string" calcext:value-type="string">
            <text:p>ci Mix 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[.D120]*2.776/SQRT(COUNT([.D99:.D104]))" office:value-type="float" office:value="0.0333045594771453" calcext:value-type="float">
            <text:p>0.0333045594771453</text:p>
          </table:table-cell>
          <table:table-cell table:number-columns-repeated="2"/>
          <table:table-cell table:formula="of:=[.G120]*2.776/SQRT(COUNT([.G99:.G104]))" office:value-type="float" office:value="0.0530141890188774" calcext:value-type="float">
            <text:p>0.0530141890188774</text:p>
          </table:table-cell>
          <table:table-cell table:number-columns-repeated="2"/>
          <table:table-cell table:formula="of:=[.J120]*2.776/SQRT(COUNT([.J99:.J104]))" office:value-type="float" office:value="0.0423825737849573" calcext:value-type="float">
            <text:p>0.0423825737849573</text:p>
          </table:table-cell>
          <table:table-cell table:number-columns-repeated="2"/>
          <table:table-cell table:formula="of:=[.M120]*3.182/SQRT(COUNT([.M99:.M104]))" office:value-type="float" office:value="0.0304829064683798" calcext:value-type="float">
            <text:p>0.0304829064683798</text:p>
          </table:table-cell>
          <table:table-cell table:number-columns-repeated="2"/>
          <table:table-cell table:formula="of:=[.P120]*2.776/SQRT(COUNT([.P99:.P104]))" office:value-type="float" office:value="0.053182171211626" calcext:value-type="float">
            <text:p>0.053182171211626</text:p>
          </table:table-cell>
          <table:table-cell table:number-columns-repeated="2"/>
          <table:table-cell table:formula="of:=[.S120]*2.776/SQRT(COUNT([.S99:.S104]))" office:value-type="float" office:value="0.0358982781925509" calcext:value-type="float">
            <text:p>0.0358982781925509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21"/>
        </table:table-row>
        <table:table-row table:style-name="ro1">
          <table:table-cell/>
          <table:covered-table-cell/>
          <table:table-cell table:style-name="ce50" office:value-type="string" calcext:value-type="string" table:number-columns-spanned="1" table:number-rows-spanned="6">
            <text:p>Mixture 2 (SN598 and CZ0005)</text:p>
          </table:table-cell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2"/>
          <table:table-cell office:value-type="string" calcext:value-type="string">
            <text:p>Average Mix 2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AVERAGE([.D107:.D112])" office:value-type="float" office:value="0.564479020265334" calcext:value-type="float">
            <text:p>0.564479020265334</text:p>
          </table:table-cell>
          <table:table-cell table:number-columns-repeated="2"/>
          <table:table-cell table:formula="of:=AVERAGE([.G107:.G112])" office:value-type="float" office:value="0.627775608949345" calcext:value-type="float">
            <text:p>0.627775608949345</text:p>
          </table:table-cell>
          <table:table-cell table:number-columns-repeated="2"/>
          <table:table-cell table:formula="of:=AVERAGE([.J107:.J112])" office:value-type="float" office:value="0.71838057681194" calcext:value-type="float">
            <text:p>0.71838057681194</text:p>
          </table:table-cell>
          <table:table-cell table:number-columns-repeated="2"/>
          <table:table-cell table:formula="of:=AVERAGE([.M107:.M112])" office:value-type="float" office:value="0.809337363683654" calcext:value-type="float">
            <text:p>0.809337363683654</text:p>
          </table:table-cell>
          <table:table-cell table:number-columns-repeated="2"/>
          <table:table-cell table:formula="of:=AVERAGE([.P107:.P112])" office:value-type="float" office:value="0.866156312627082" calcext:value-type="float">
            <text:p>0.866156312627082</text:p>
          </table:table-cell>
          <table:table-cell table:number-columns-repeated="2"/>
          <table:table-cell table:formula="of:=AVERAGE([.S107:.S112])" office:value-type="float" office:value="0.918423692388465" calcext:value-type="float">
            <text:p>0.918423692388465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2"/>
          <table:table-cell office:value-type="string" calcext:value-type="string">
            <text:p>Stdev Mix 2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STDEV([.D107:.D112])" office:value-type="float" office:value="0.0902064662130261" calcext:value-type="float">
            <text:p>0.0902064662130261</text:p>
          </table:table-cell>
          <table:table-cell table:number-columns-repeated="2"/>
          <table:table-cell table:formula="of:=STDEV([.G107:.G112])" office:value-type="float" office:value="0.0328636811581637" calcext:value-type="float">
            <text:p>0.0328636811581637</text:p>
          </table:table-cell>
          <table:table-cell table:number-columns-repeated="2"/>
          <table:table-cell table:formula="of:=STDEV([.J107:.J112])" office:value-type="float" office:value="0.0926069097641117" calcext:value-type="float">
            <text:p>0.0926069097641117</text:p>
          </table:table-cell>
          <table:table-cell table:number-columns-repeated="2"/>
          <table:table-cell table:formula="of:=STDEV([.M107:.M112])" office:value-type="float" office:value="0.0808542583344009" calcext:value-type="float">
            <text:p>0.0808542583344009</text:p>
          </table:table-cell>
          <table:table-cell table:number-columns-repeated="2"/>
          <table:table-cell table:formula="of:=STDEV([.P107:.P112])" office:value-type="float" office:value="0.0673975435929116" calcext:value-type="float">
            <text:p>0.0673975435929116</text:p>
          </table:table-cell>
          <table:table-cell table:number-columns-repeated="2"/>
          <table:table-cell table:formula="of:=STDEV([.S107:.S112])" office:value-type="float" office:value="0.103805978180874" calcext:value-type="float">
            <text:p>0.103805978180874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2"/>
          <table:table-cell office:value-type="string" calcext:value-type="string">
            <text:p>ci mix 2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formula="of:=2.776 * [.D127]/SQRT(COUNT([.D107:.D112]))" office:value-type="float" office:value="0.102230740481826" calcext:value-type="float">
            <text:p>0.102230740481826</text:p>
          </table:table-cell>
          <table:table-cell table:number-columns-repeated="2"/>
          <table:table-cell table:formula="of:=2.776 * [.G127]/SQRT(COUNT([.G107:.G112]))" office:value-type="float" office:value="0.0372443196236474" calcext:value-type="float">
            <text:p>0.0372443196236474</text:p>
          </table:table-cell>
          <table:table-cell table:number-columns-repeated="2"/>
          <table:table-cell table:formula="of:=2.776 * [.J127]/SQRT(COUNT([.J107:.J112]))" office:value-type="float" office:value="0.104951156567439" calcext:value-type="float">
            <text:p>0.104951156567439</text:p>
          </table:table-cell>
          <table:table-cell table:number-columns-repeated="2"/>
          <table:table-cell table:formula="of:=2.776 * [.M127]/SQRT(COUNT([.M107:.M112]))" office:value-type="float" office:value="0.0916319089710778" calcext:value-type="float">
            <text:p>0.0916319089710778</text:p>
          </table:table-cell>
          <table:table-cell table:number-columns-repeated="2"/>
          <table:table-cell table:formula="of:=2.776 * [.P127]/SQRT(COUNT([.P107:.P112]))" office:value-type="float" office:value="0.0763814511022771" calcext:value-type="float">
            <text:p>0.0763814511022771</text:p>
          </table:table-cell>
          <table:table-cell table:number-columns-repeated="2"/>
          <table:table-cell table:formula="of:=2.776 * [.S127]/SQRT(COUNT([.S107:.S112]))" office:value-type="float" office:value="0.117643030055184" calcext:value-type="float">
            <text:p>0.1176430300551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2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3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number:number-style style:name="N126">
      <number:number number:decimal-places="5" number:min-decimal-places="5" number:min-integer-digits="1" number:grouping="true"/>
    </number:number-style>
    <number:number-style style:name="N127">
      <number:number number:decimal-places="6" number:min-decimal-places="6" number:min-integer-digits="1" number:grouping="true"/>
    </number:number-style>
    <number:number-style style:name="N128">
      <number:number number:decimal-places="7" number:min-decimal-places="7" number:min-integer-digits="1" number:grouping="true"/>
    </number:number-style>
    <number:number-style style:name="N129">
      <number:number number:decimal-places="8" number:min-decimal-places="8" number:min-integer-digits="1" number:grouping="true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4in" fo:page-height="1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3:25:42.466000000</meta:creation-date>
    <dc:date>2023-08-09T18:28:05.547000000</dc:date>
    <meta:editing-duration>P2DT9H2M22S</meta:editing-duration>
    <meta:editing-cycles>30</meta:editing-cycles>
    <meta:generator>LibreOffice/7.4.6.2$Windows_X86_64 LibreOffice_project/5b1f5509c2decdade7fda905e3e1429a67acd63d</meta:generator>
    <meta:document-statistic meta:table-count="4" meta:cell-count="1620" meta:object-count="0"/>
    <meta:user-defined meta:name=""/>
    <meta:user-defined meta:name="ProgId">Excel.Sheet</meta:user-defined>
  </office:meta>
</office:document-meta>
</file>